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="0.06pt solid #000000"/>
      <style:text-properties fo:font-size="7.5pt" style:font-size-asian="7.5pt" style:font-size-complex="7.5pt"/>
    </style:style>
    <style:style style:name="ce5" style:family="table-cell" style:parent-style-name="Default">
      <style:table-cell-properties fo:border="0.06pt solid #000000" fo:padding="0.19mm"/>
      <style:text-properties fo:font-size="7.5pt" style:font-size-asian="7.5pt" style:font-size-complex="7.5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8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teration" table:style-name="ta1">
        <table:shapes>
          <draw:frame draw:z-index="0" draw:style-name="gr1" draw:text-style-name="P1" svg:width="257.69mm" svg:height="149.28mm" svg:x="4.97mm" svg:y="169.49mm">
            <loext:p draw:notify-on-update-of-ranges="Iteration.A4:Iteration.A4 Iteration.A5:Iteration.A34 Iteration.C4:Iteration.C4 Iteration.C5:Iteration.C34 Iteration.F4:Iteration.F4 Iteration.F5:Iteration.F34 Iteration.G4:Iteration.G4 Iteration.G5:Iteration.G34 Iteration.H4:Iteration.H4 Iteration.H5:Iteration.H34 Iteration.I4:Iteration.I4 Iteration.I5:Iteration.I34 Iteration.J4:Iteration.J4 Iteration.J5:Iteration.J34 Iteration.L4:Iteration.L4 Iteration.L5:Iteration.L34 Iteration.M4:Iteration.M4 Iteration.M5:Iteration.M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5" table:default-cell-style-name="ce6"/>
        <table:table-column table:style-name="co9" table:number-columns-repeated="1011" table:default-cell-style-name="ce6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3" table:style-name="ce4" office:value-type="float" office:value="-3" calcext:value-type="float">
            <text:p>-3</text:p>
          </table:table-cell>
          <table:table-cell table:style-name="ce4" office:value-type="float" office:value="1.05" calcext:value-type="float">
            <text:p>1.05</text:p>
          </table:table-cell>
          <table:table-cell table:number-columns-repeated="4" table:style-name="ce4" office:value-type="float" office:value="0.6" calcext:value-type="float">
            <text:p>0.6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-0.5" calcext:value-type="float">
            <text:p>-0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4"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x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table:formula="of:=CONCATENATE([.B1];&quot; * &quot;;[.B3];&quot; + &quot;;[.B2])" office:value-type="string" office:string-value="-2 * 1.5 + 1" calcext:value-type="string">
            <text:p>-2 * 1.5 + 1</text:p>
          </table:table-cell>
          <table:table-cell table:style-name="ce2" table:formula="of:=CONCATENATE([.C1];&quot; * &quot;;[.C3];&quot; + &quot;;[.C2])" office:value-type="string" office:string-value="0.5 * 3 + 2" calcext:value-type="string">
            <text:p>0.5 * 3 + 2</text:p>
          </table:table-cell>
          <table:table-cell table:style-name="ce2" table:formula="of:=CONCATENATE([.D1];&quot; * &quot;;[.D3];&quot; + &quot;;[.D2])" office:value-type="string" office:string-value="-3 * 4 + 1" calcext:value-type="string">
            <text:p>-3 * 4 + 1</text:p>
          </table:table-cell>
          <table:table-cell table:style-name="ce2" table:formula="of:=CONCATENATE([.E1];&quot; * &quot;;[.E3];&quot; + &quot;;[.E2])" office:value-type="string" office:string-value="-3 * 1 + 1" calcext:value-type="string">
            <text:p>-3 * 1 + 1</text:p>
          </table:table-cell>
          <table:table-cell table:style-name="ce7" table:formula="of:=CONCATENATE([.F1];&quot; * &quot;;[.F3];&quot; + &quot;;[.F2])" office:value-type="string" office:string-value="-3 * 0.25 + 1" calcext:value-type="string">
            <text:p>-3 * 0.25 + 1</text:p>
          </table:table-cell>
          <table:table-cell table:style-name="ce2" table:formula="of:=CONCATENATE([.G1];&quot; * &quot;;[.G3];&quot; + &quot;;[.G2])" office:value-type="string" office:string-value="1.05 * 0.25 + 0.01" calcext:value-type="string">
            <text:p>1.05 * 0.25 + 0.01</text:p>
          </table:table-cell>
          <table:table-cell table:style-name="ce2" table:formula="of:=CONCATENATE([.H1];&quot; * &quot;;[.H3];&quot; + &quot;;[.H2])" office:value-type="string" office:string-value="0.6 * 0.125 + 0.1" calcext:value-type="string">
            <text:p>0.6 * 0.125 + 0.1</text:p>
          </table:table-cell>
          <table:table-cell table:style-name="ce2" table:formula="of:=CONCATENATE([.I1];&quot; * &quot;;[.I3];&quot; + &quot;;[.I2])" office:value-type="string" office:string-value="0.6 * 0.5 + 0.1" calcext:value-type="string">
            <text:p>0.6 * 0.5 + 0.1</text:p>
          </table:table-cell>
          <table:table-cell table:style-name="ce2" table:formula="of:=CONCATENATE([.J1];&quot; * &quot;;[.J3];&quot; + &quot;;[.J2])" office:value-type="string" office:string-value="0.6 * 2 + 0.1" calcext:value-type="string">
            <text:p>0.6 * 2 + 0.1</text:p>
          </table:table-cell>
          <table:table-cell table:style-name="ce2" table:formula="of:=CONCATENATE([.K1];&quot; * &quot;;[.K3];&quot; + &quot;;[.K2])" office:value-type="string" office:string-value="0.6 * 8 + 0.1" calcext:value-type="string">
            <text:p>0.6 * 8 + 0.1</text:p>
          </table:table-cell>
          <table:table-cell table:style-name="ce2" table:formula="of:=CONCATENATE([.L1];&quot; * &quot;;[.L3];&quot; + &quot;;[.L2])" office:value-type="string" office:string-value="0.125 * 4 + 1" calcext:value-type="string">
            <text:p>0.125 * 4 + 1</text:p>
          </table:table-cell>
          <table:table-cell table:style-name="ce2" table:formula="of:=CONCATENATE([.M1];&quot; * &quot;;[.M3];&quot; + &quot;;[.M2])" office:value-type="string" office:string-value="-0.5 * 1.5 + 1" calcext:value-type="string">
            <text:p>-0.5 * 1.5 + 1</text:p>
          </table:table-cell>
          <table:table-cell table:style-name="ce8"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table:formula="of:=[.B$1]*[.B3]+[.B$2]" office:value-type="float" office:value="-2" calcext:value-type="float">
            <text:p>-2</text:p>
          </table:table-cell>
          <table:table-cell table:style-name="ce5" table:formula="of:=[.M$33]*[.C3]+[.M$34]" office:value-type="float" office:value="2.66666666278616" calcext:value-type="float">
            <text:p>2.6666666628</text:p>
          </table:table-cell>
          <table:table-cell table:style-name="ce5" table:formula="of:=[.D$1]*[.D3]+[.D$2]" office:value-type="float" office:value="-11" calcext:value-type="float">
            <text:p>-11</text:p>
          </table:table-cell>
          <table:table-cell table:style-name="ce5" table:formula="of:=[.E$1]*[.E3]+[.E$2]" office:value-type="float" office:value="-2" calcext:value-type="float">
            <text:p>-2</text:p>
          </table:table-cell>
          <table:table-cell table:style-name="ce5" table:formula="of:=[.F$1]*[.F3]+[.F$2]" office:value-type="float" office:value="0.25" calcext:value-type="float">
            <text:p>0.25</text:p>
          </table:table-cell>
          <table:table-cell table:style-name="ce5" table:formula="of:=[.G$1]*[.G3]+[.G$2]" office:value-type="float" office:value="0.2725" calcext:value-type="float">
            <text:p>0.2725</text:p>
          </table:table-cell>
          <table:table-cell table:style-name="ce5" table:formula="of:=[.H$1]*[.H3]+[.H$2]" office:value-type="float" office:value="0.175" calcext:value-type="float">
            <text:p>0.175</text:p>
          </table:table-cell>
          <table:table-cell table:style-name="ce5" table:formula="of:=[.I$1]*[.I3]+[.I$2]" office:value-type="float" office:value="0.4" calcext:value-type="float">
            <text:p>0.4</text:p>
          </table:table-cell>
          <table:table-cell table:style-name="ce5" table:formula="of:=[.J$1]*[.J3]+[.J$2]" office:value-type="float" office:value="1.3" calcext:value-type="float">
            <text:p>1.3</text:p>
          </table:table-cell>
          <table:table-cell table:style-name="ce5" table:formula="of:=[.K$1]*[.K3]+[.K$2]" office:value-type="float" office:value="4.9" calcext:value-type="float">
            <text:p>4.9</text:p>
          </table:table-cell>
          <table:table-cell table:style-name="ce5" table:formula="of:=[.L$1]*[.L3]+[.L$2]" office:value-type="float" office:value="1.5" calcext:value-type="float">
            <text:p>1.5</text:p>
          </table:table-cell>
          <table:table-cell table:style-name="ce5" table:formula="of:=[.M$1]*[.M3]+[.M$2]" office:value-type="float" office:value="0.25" calcext:value-type="float">
            <text:p>0.25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table:formula="of:=[.B$1]*[.B5]+[.B$2]" office:value-type="float" office:value="5" calcext:value-type="float">
            <text:p>5</text:p>
          </table:table-cell>
          <table:table-cell table:style-name="ce5" table:formula="of:=[.M$33]*[.C5]+[.M$34]" office:value-type="float" office:value="2.44444443849433" calcext:value-type="float">
            <text:p>2.4444444385</text:p>
          </table:table-cell>
          <table:table-cell table:style-name="ce5" table:formula="of:=[.D$1]*[.D5]+[.D$2]" office:value-type="float" office:value="34" calcext:value-type="float">
            <text:p>34</text:p>
          </table:table-cell>
          <table:table-cell table:style-name="ce5" table:formula="of:=[.E$1]*[.E5]+[.E$2]" office:value-type="float" office:value="7" calcext:value-type="float">
            <text:p>7</text:p>
          </table:table-cell>
          <table:table-cell table:style-name="ce5" table:formula="of:=[.F$1]*[.F5]+[.F$2]" office:value-type="float" office:value="0.25" calcext:value-type="float">
            <text:p>0.25</text:p>
          </table:table-cell>
          <table:table-cell table:style-name="ce5" table:formula="of:=[.G$1]*[.G5]+[.G$2]" office:value-type="float" office:value="0.296125" calcext:value-type="float">
            <text:p>0.296125</text:p>
          </table:table-cell>
          <table:table-cell table:style-name="ce5" table:formula="of:=[.H$1]*[.H5]+[.H$2]" office:value-type="float" office:value="0.205" calcext:value-type="float">
            <text:p>0.205</text:p>
          </table:table-cell>
          <table:table-cell table:style-name="ce5" table:formula="of:=[.I$1]*[.I5]+[.I$2]" office:value-type="float" office:value="0.34" calcext:value-type="float">
            <text:p>0.34</text:p>
          </table:table-cell>
          <table:table-cell table:style-name="ce5" table:formula="of:=[.J$1]*[.J5]+[.J$2]" office:value-type="float" office:value="0.88" calcext:value-type="float">
            <text:p>0.88</text:p>
          </table:table-cell>
          <table:table-cell table:style-name="ce5" table:formula="of:=[.K$1]*[.K5]+[.K$2]" office:value-type="float" office:value="3.04" calcext:value-type="float">
            <text:p>3.04</text:p>
          </table:table-cell>
          <table:table-cell table:style-name="ce5" table:formula="of:=[.L$1]*[.L5]+[.L$2]" office:value-type="float" office:value="1.1875" calcext:value-type="float">
            <text:p>1.1875</text:p>
          </table:table-cell>
          <table:table-cell table:style-name="ce5" table:formula="of:=[.M$1]*[.M5]+[.M$2]" office:value-type="float" office:value="0.875" calcext:value-type="float">
            <text:p>0.875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table:formula="of:=[.B$1]*[.B6]+[.B$2]" office:value-type="float" office:value="-9" calcext:value-type="float">
            <text:p>-9</text:p>
          </table:table-cell>
          <table:table-cell table:style-name="ce5" table:formula="of:=[.M$33]*[.C6]+[.M$34]" office:value-type="float" office:value="2.29629628931138" calcext:value-type="float">
            <text:p>2.2962962893</text:p>
          </table:table-cell>
          <table:table-cell table:style-name="ce5" table:formula="of:=[.D$1]*[.D6]+[.D$2]" office:value-type="float" office:value="-101" calcext:value-type="float">
            <text:p>-101</text:p>
          </table:table-cell>
          <table:table-cell table:style-name="ce5" table:formula="of:=[.E$1]*[.E6]+[.E$2]" office:value-type="float" office:value="-20" calcext:value-type="float">
            <text:p>-20</text:p>
          </table:table-cell>
          <table:table-cell table:style-name="ce5" table:formula="of:=[.F$1]*[.F6]+[.F$2]" office:value-type="float" office:value="0.25" calcext:value-type="float">
            <text:p>0.25</text:p>
          </table:table-cell>
          <table:table-cell table:style-name="ce5" table:formula="of:=[.G$1]*[.G6]+[.G$2]" office:value-type="float" office:value="0.32093125" calcext:value-type="float">
            <text:p>0.32093125</text:p>
          </table:table-cell>
          <table:table-cell table:style-name="ce5" table:formula="of:=[.H$1]*[.H6]+[.H$2]" office:value-type="float" office:value="0.223" calcext:value-type="float">
            <text:p>0.223</text:p>
          </table:table-cell>
          <table:table-cell table:style-name="ce5" table:formula="of:=[.I$1]*[.I6]+[.I$2]" office:value-type="float" office:value="0.304" calcext:value-type="float">
            <text:p>0.304</text:p>
          </table:table-cell>
          <table:table-cell table:style-name="ce5" table:formula="of:=[.J$1]*[.J6]+[.J$2]" office:value-type="float" office:value="0.628" calcext:value-type="float">
            <text:p>0.628</text:p>
          </table:table-cell>
          <table:table-cell table:style-name="ce5" table:formula="of:=[.K$1]*[.K6]+[.K$2]" office:value-type="float" office:value="1.924" calcext:value-type="float">
            <text:p>1.924</text:p>
          </table:table-cell>
          <table:table-cell table:style-name="ce5" table:formula="of:=[.L$1]*[.L6]+[.L$2]" office:value-type="float" office:value="1.1484375" calcext:value-type="float">
            <text:p>1.1484375</text:p>
          </table:table-cell>
          <table:table-cell table:style-name="ce5" table:formula="of:=[.M$1]*[.M6]+[.M$2]" office:value-type="float" office:value="0.5625" calcext:value-type="float">
            <text:p>0.5625</text:p>
          </table:table-cell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table:formula="of:=[.B$1]*[.B7]+[.B$2]" office:value-type="float" office:value="19" calcext:value-type="float">
            <text:p>19</text:p>
          </table:table-cell>
          <table:table-cell table:style-name="ce5" table:formula="of:=[.M$33]*[.C7]+[.M$34]" office:value-type="float" office:value="2.1975308567527" calcext:value-type="float">
            <text:p>2.1975308568</text:p>
          </table:table-cell>
          <table:table-cell table:style-name="ce5" table:formula="of:=[.D$1]*[.D7]+[.D$2]" office:value-type="float" office:value="304" calcext:value-type="float">
            <text:p>304</text:p>
          </table:table-cell>
          <table:table-cell table:style-name="ce5" table:formula="of:=[.E$1]*[.E7]+[.E$2]" office:value-type="float" office:value="61" calcext:value-type="float">
            <text:p>61</text:p>
          </table:table-cell>
          <table:table-cell table:style-name="ce5" table:formula="of:=[.F$1]*[.F7]+[.F$2]" office:value-type="float" office:value="0.25" calcext:value-type="float">
            <text:p>0.25</text:p>
          </table:table-cell>
          <table:table-cell table:style-name="ce5" table:formula="of:=[.G$1]*[.G7]+[.G$2]" office:value-type="float" office:value="0.3469778125" calcext:value-type="float">
            <text:p>0.3469778125</text:p>
          </table:table-cell>
          <table:table-cell table:style-name="ce5" table:formula="of:=[.H$1]*[.H7]+[.H$2]" office:value-type="float" office:value="0.2338" calcext:value-type="float">
            <text:p>0.2338</text:p>
          </table:table-cell>
          <table:table-cell table:style-name="ce5" table:formula="of:=[.I$1]*[.I7]+[.I$2]" office:value-type="float" office:value="0.2824" calcext:value-type="float">
            <text:p>0.2824</text:p>
          </table:table-cell>
          <table:table-cell table:style-name="ce5" table:formula="of:=[.J$1]*[.J7]+[.J$2]" office:value-type="float" office:value="0.4768" calcext:value-type="float">
            <text:p>0.4768</text:p>
          </table:table-cell>
          <table:table-cell table:style-name="ce5" table:formula="of:=[.K$1]*[.K7]+[.K$2]" office:value-type="float" office:value="1.2544" calcext:value-type="float">
            <text:p>1.2544</text:p>
          </table:table-cell>
          <table:table-cell table:style-name="ce5" table:formula="of:=[.L$1]*[.L7]+[.L$2]" office:value-type="float" office:value="1.1435546875" calcext:value-type="float">
            <text:p>1.1435546875</text:p>
          </table:table-cell>
          <table:table-cell table:style-name="ce5" table:formula="of:=[.M$1]*[.M7]+[.M$2]" office:value-type="float" office:value="0.71875" calcext:value-type="float">
            <text:p>0.71875</text:p>
          </table:table-cell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table:formula="of:=[.B$1]*[.B8]+[.B$2]" office:value-type="float" office:value="-37" calcext:value-type="float">
            <text:p>-37</text:p>
          </table:table-cell>
          <table:table-cell table:style-name="ce5" table:formula="of:=[.M$33]*[.C8]+[.M$34]" office:value-type="float" office:value="2.13168723520022" calcext:value-type="float">
            <text:p>2.1316872352</text:p>
          </table:table-cell>
          <table:table-cell table:style-name="ce5" table:formula="of:=[.D$1]*[.D8]+[.D$2]" office:value-type="float" office:value="-911" calcext:value-type="float">
            <text:p>-911</text:p>
          </table:table-cell>
          <table:table-cell table:style-name="ce5" table:formula="of:=[.E$1]*[.E8]+[.E$2]" office:value-type="float" office:value="-182" calcext:value-type="float">
            <text:p>-182</text:p>
          </table:table-cell>
          <table:table-cell table:style-name="ce5" table:formula="of:=[.F$1]*[.F8]+[.F$2]" office:value-type="float" office:value="0.25" calcext:value-type="float">
            <text:p>0.25</text:p>
          </table:table-cell>
          <table:table-cell table:style-name="ce5" table:formula="of:=[.G$1]*[.G8]+[.G$2]" office:value-type="float" office:value="0.374326703125" calcext:value-type="float">
            <text:p>0.3743267031</text:p>
          </table:table-cell>
          <table:table-cell table:style-name="ce5" table:formula="of:=[.H$1]*[.H8]+[.H$2]" office:value-type="float" office:value="0.24028" calcext:value-type="float">
            <text:p>0.24028</text:p>
          </table:table-cell>
          <table:table-cell table:style-name="ce5" table:formula="of:=[.I$1]*[.I8]+[.I$2]" office:value-type="float" office:value="0.26944" calcext:value-type="float">
            <text:p>0.26944</text:p>
          </table:table-cell>
          <table:table-cell table:style-name="ce5" table:formula="of:=[.J$1]*[.J8]+[.J$2]" office:value-type="float" office:value="0.38608" calcext:value-type="float">
            <text:p>0.38608</text:p>
          </table:table-cell>
          <table:table-cell table:style-name="ce5" table:formula="of:=[.K$1]*[.K8]+[.K$2]" office:value-type="float" office:value="0.852640000000001" calcext:value-type="float">
            <text:p>0.85264</text:p>
          </table:table-cell>
          <table:table-cell table:style-name="ce5" table:formula="of:=[.L$1]*[.L8]+[.L$2]" office:value-type="float" office:value="1.1429443359375" calcext:value-type="float">
            <text:p>1.1429443359</text:p>
          </table:table-cell>
          <table:table-cell table:style-name="ce5" table:formula="of:=[.M$1]*[.M8]+[.M$2]" office:value-type="float" office:value="0.640625" calcext:value-type="float">
            <text:p>0.640625</text:p>
          </table:table-cell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table:formula="of:=[.B$1]*[.B9]+[.B$2]" office:value-type="float" office:value="75" calcext:value-type="float">
            <text:p>75</text:p>
          </table:table-cell>
          <table:table-cell table:style-name="ce5" table:formula="of:=[.M$33]*[.C9]+[.M$34]" office:value-type="float" office:value="2.08779148760077" calcext:value-type="float">
            <text:p>2.0877914876</text:p>
          </table:table-cell>
          <table:table-cell table:style-name="ce5" table:formula="of:=[.D$1]*[.D9]+[.D$2]" office:value-type="float" office:value="2734" calcext:value-type="float">
            <text:p>2734</text:p>
          </table:table-cell>
          <table:table-cell table:style-name="ce5" table:formula="of:=[.E$1]*[.E9]+[.E$2]" office:value-type="float" office:value="547" calcext:value-type="float">
            <text:p>547</text:p>
          </table:table-cell>
          <table:table-cell table:style-name="ce5" table:formula="of:=[.F$1]*[.F9]+[.F$2]" office:value-type="float" office:value="0.25" calcext:value-type="float">
            <text:p>0.25</text:p>
          </table:table-cell>
          <table:table-cell table:style-name="ce5" table:formula="of:=[.G$1]*[.G9]+[.G$2]" office:value-type="float" office:value="0.40304303828125" calcext:value-type="float">
            <text:p>0.4030430383</text:p>
          </table:table-cell>
          <table:table-cell table:style-name="ce5" table:formula="of:=[.H$1]*[.H9]+[.H$2]" office:value-type="float" office:value="0.244168" calcext:value-type="float">
            <text:p>0.244168</text:p>
          </table:table-cell>
          <table:table-cell table:style-name="ce5" table:formula="of:=[.I$1]*[.I9]+[.I$2]" office:value-type="float" office:value="0.261664" calcext:value-type="float">
            <text:p>0.261664</text:p>
          </table:table-cell>
          <table:table-cell table:style-name="ce5" table:formula="of:=[.J$1]*[.J9]+[.J$2]" office:value-type="float" office:value="0.331648" calcext:value-type="float">
            <text:p>0.331648</text:p>
          </table:table-cell>
          <table:table-cell table:style-name="ce5" table:formula="of:=[.K$1]*[.K9]+[.K$2]" office:value-type="float" office:value="0.611584" calcext:value-type="float">
            <text:p>0.611584</text:p>
          </table:table-cell>
          <table:table-cell table:style-name="ce5" table:formula="of:=[.L$1]*[.L9]+[.L$2]" office:value-type="float" office:value="1.14286804199219" calcext:value-type="float">
            <text:p>1.142868042</text:p>
          </table:table-cell>
          <table:table-cell table:style-name="ce5" table:formula="of:=[.M$1]*[.M9]+[.M$2]" office:value-type="float" office:value="0.6796875" calcext:value-type="float">
            <text:p>0.6796875</text:p>
          </table:table-cell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table:formula="of:=[.B$1]*[.B10]+[.B$2]" office:value-type="float" office:value="-149" calcext:value-type="float">
            <text:p>-149</text:p>
          </table:table-cell>
          <table:table-cell table:style-name="ce5" table:formula="of:=[.M$33]*[.C10]+[.M$34]" office:value-type="float" office:value="2.05852765593593" calcext:value-type="float">
            <text:p>2.0585276559</text:p>
          </table:table-cell>
          <table:table-cell table:style-name="ce5" table:formula="of:=[.D$1]*[.D10]+[.D$2]" office:value-type="float" office:value="-8201" calcext:value-type="float">
            <text:p>-8201</text:p>
          </table:table-cell>
          <table:table-cell table:style-name="ce5" table:formula="of:=[.E$1]*[.E10]+[.E$2]" office:value-type="float" office:value="-1640" calcext:value-type="float">
            <text:p>-1640</text:p>
          </table:table-cell>
          <table:table-cell table:style-name="ce5" table:formula="of:=[.F$1]*[.F10]+[.F$2]" office:value-type="float" office:value="0.25" calcext:value-type="float">
            <text:p>0.25</text:p>
          </table:table-cell>
          <table:table-cell table:style-name="ce5" table:formula="of:=[.G$1]*[.G10]+[.G$2]" office:value-type="float" office:value="0.433195190195313" calcext:value-type="float">
            <text:p>0.4331951902</text:p>
          </table:table-cell>
          <table:table-cell table:style-name="ce5" table:formula="of:=[.H$1]*[.H10]+[.H$2]" office:value-type="float" office:value="0.2465008" calcext:value-type="float">
            <text:p>0.2465008</text:p>
          </table:table-cell>
          <table:table-cell table:style-name="ce5" table:formula="of:=[.I$1]*[.I10]+[.I$2]" office:value-type="float" office:value="0.2569984" calcext:value-type="float">
            <text:p>0.2569984</text:p>
          </table:table-cell>
          <table:table-cell table:style-name="ce5" table:formula="of:=[.J$1]*[.J10]+[.J$2]" office:value-type="float" office:value="0.2989888" calcext:value-type="float">
            <text:p>0.2989888</text:p>
          </table:table-cell>
          <table:table-cell table:style-name="ce5" table:formula="of:=[.K$1]*[.K10]+[.K$2]" office:value-type="float" office:value="0.4669504" calcext:value-type="float">
            <text:p>0.4669504</text:p>
          </table:table-cell>
          <table:table-cell table:style-name="ce5" table:formula="of:=[.L$1]*[.L10]+[.L$2]" office:value-type="float" office:value="1.14285850524902" calcext:value-type="float">
            <text:p>1.1428585052</text:p>
          </table:table-cell>
          <table:table-cell table:style-name="ce5" table:formula="of:=[.M$1]*[.M10]+[.M$2]" office:value-type="float" office:value="0.66015625" calcext:value-type="float">
            <text:p>0.66015625</text:p>
          </table:table-cell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table:formula="of:=[.B$1]*[.B11]+[.B$2]" office:value-type="float" office:value="299" calcext:value-type="float">
            <text:p>299</text:p>
          </table:table-cell>
          <table:table-cell table:style-name="ce5" table:formula="of:=[.M$33]*[.C11]+[.M$34]" office:value-type="float" office:value="2.03901843487147" calcext:value-type="float">
            <text:p>2.0390184349</text:p>
          </table:table-cell>
          <table:table-cell table:style-name="ce5" table:formula="of:=[.D$1]*[.D11]+[.D$2]" office:value-type="float" office:value="24604" calcext:value-type="float">
            <text:p>24604</text:p>
          </table:table-cell>
          <table:table-cell table:style-name="ce5" table:formula="of:=[.E$1]*[.E11]+[.E$2]" office:value-type="float" office:value="4921" calcext:value-type="float">
            <text:p>4921</text:p>
          </table:table-cell>
          <table:table-cell table:style-name="ce5" table:formula="of:=[.F$1]*[.F11]+[.F$2]" office:value-type="float" office:value="0.25" calcext:value-type="float">
            <text:p>0.25</text:p>
          </table:table-cell>
          <table:table-cell table:style-name="ce5" table:formula="of:=[.G$1]*[.G11]+[.G$2]" office:value-type="float" office:value="0.464854949705078" calcext:value-type="float">
            <text:p>0.4648549497</text:p>
          </table:table-cell>
          <table:table-cell table:style-name="ce5" table:formula="of:=[.H$1]*[.H11]+[.H$2]" office:value-type="float" office:value="0.24790048" calcext:value-type="float">
            <text:p>0.24790048</text:p>
          </table:table-cell>
          <table:table-cell table:style-name="ce5" table:formula="of:=[.I$1]*[.I11]+[.I$2]" office:value-type="float" office:value="0.25419904" calcext:value-type="float">
            <text:p>0.25419904</text:p>
          </table:table-cell>
          <table:table-cell table:style-name="ce5" table:formula="of:=[.J$1]*[.J11]+[.J$2]" office:value-type="float" office:value="0.27939328" calcext:value-type="float">
            <text:p>0.27939328</text:p>
          </table:table-cell>
          <table:table-cell table:style-name="ce5" table:formula="of:=[.K$1]*[.K11]+[.K$2]" office:value-type="float" office:value="0.38017024" calcext:value-type="float">
            <text:p>0.38017024</text:p>
          </table:table-cell>
          <table:table-cell table:style-name="ce5" table:formula="of:=[.L$1]*[.L11]+[.L$2]" office:value-type="float" office:value="1.14285731315613" calcext:value-type="float">
            <text:p>1.1428573132</text:p>
          </table:table-cell>
          <table:table-cell table:style-name="ce5" table:formula="of:=[.M$1]*[.M11]+[.M$2]" office:value-type="float" office:value="0.669921875" calcext:value-type="float">
            <text:p>0.669921875</text:p>
          </table:table-cell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table:formula="of:=[.B$1]*[.B12]+[.B$2]" office:value-type="float" office:value="-597" calcext:value-type="float">
            <text:p>-597</text:p>
          </table:table-cell>
          <table:table-cell table:style-name="ce5" table:formula="of:=[.M$33]*[.C12]+[.M$34]" office:value-type="float" office:value="2.02601228752544" calcext:value-type="float">
            <text:p>2.0260122875</text:p>
          </table:table-cell>
          <table:table-cell table:style-name="ce5" table:formula="of:=[.D$1]*[.D12]+[.D$2]" office:value-type="float" office:value="-73811" calcext:value-type="float">
            <text:p>-73811</text:p>
          </table:table-cell>
          <table:table-cell table:style-name="ce5" table:formula="of:=[.E$1]*[.E12]+[.E$2]" office:value-type="float" office:value="-14762" calcext:value-type="float">
            <text:p>-14762</text:p>
          </table:table-cell>
          <table:table-cell table:style-name="ce5" table:formula="of:=[.F$1]*[.F12]+[.F$2]" office:value-type="float" office:value="0.25" calcext:value-type="float">
            <text:p>0.25</text:p>
          </table:table-cell>
          <table:table-cell table:style-name="ce5" table:formula="of:=[.G$1]*[.G12]+[.G$2]" office:value-type="float" office:value="0.498097697190332" calcext:value-type="float">
            <text:p>0.4980976972</text:p>
          </table:table-cell>
          <table:table-cell table:style-name="ce5" table:formula="of:=[.H$1]*[.H12]+[.H$2]" office:value-type="float" office:value="0.248740288" calcext:value-type="float">
            <text:p>0.248740288</text:p>
          </table:table-cell>
          <table:table-cell table:style-name="ce5" table:formula="of:=[.I$1]*[.I12]+[.I$2]" office:value-type="float" office:value="0.252519424" calcext:value-type="float">
            <text:p>0.252519424</text:p>
          </table:table-cell>
          <table:table-cell table:style-name="ce5" table:formula="of:=[.J$1]*[.J12]+[.J$2]" office:value-type="float" office:value="0.267635968" calcext:value-type="float">
            <text:p>0.267635968</text:p>
          </table:table-cell>
          <table:table-cell table:style-name="ce5" table:formula="of:=[.K$1]*[.K12]+[.K$2]" office:value-type="float" office:value="0.328102144" calcext:value-type="float">
            <text:p>0.328102144</text:p>
          </table:table-cell>
          <table:table-cell table:style-name="ce5" table:formula="of:=[.L$1]*[.L12]+[.L$2]" office:value-type="float" office:value="1.14285716414452" calcext:value-type="float">
            <text:p>1.1428571641</text:p>
          </table:table-cell>
          <table:table-cell table:style-name="ce5" table:formula="of:=[.M$1]*[.M12]+[.M$2]" office:value-type="float" office:value="0.6650390625" calcext:value-type="float">
            <text:p>0.6650390625</text:p>
          </table:table-cell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table:formula="of:=[.B$1]*[.B13]+[.B$2]" office:value-type="float" office:value="1195" calcext:value-type="float">
            <text:p>1195</text:p>
          </table:table-cell>
          <table:table-cell table:style-name="ce5" table:formula="of:=[.M$33]*[.C13]+[.M$34]" office:value-type="float" office:value="2.01734152264828" calcext:value-type="float">
            <text:p>2.0173415226</text:p>
          </table:table-cell>
          <table:table-cell table:style-name="ce5" table:formula="of:=[.D$1]*[.D13]+[.D$2]" office:value-type="float" office:value="221434" calcext:value-type="float">
            <text:p>221434</text:p>
          </table:table-cell>
          <table:table-cell table:style-name="ce5" table:formula="of:=[.E$1]*[.E13]+[.E$2]" office:value-type="float" office:value="44287" calcext:value-type="float">
            <text:p>44287</text:p>
          </table:table-cell>
          <table:table-cell table:style-name="ce5" table:formula="of:=[.F$1]*[.F13]+[.F$2]" office:value-type="float" office:value="0.25" calcext:value-type="float">
            <text:p>0.25</text:p>
          </table:table-cell>
          <table:table-cell table:style-name="ce5" table:formula="of:=[.G$1]*[.G13]+[.G$2]" office:value-type="float" office:value="0.533002582049849" calcext:value-type="float">
            <text:p>0.533002582</text:p>
          </table:table-cell>
          <table:table-cell table:style-name="ce5" table:formula="of:=[.H$1]*[.H13]+[.H$2]" office:value-type="float" office:value="0.2492441728" calcext:value-type="float">
            <text:p>0.2492441728</text:p>
          </table:table-cell>
          <table:table-cell table:style-name="ce5" table:formula="of:=[.I$1]*[.I13]+[.I$2]" office:value-type="float" office:value="0.2515116544" calcext:value-type="float">
            <text:p>0.2515116544</text:p>
          </table:table-cell>
          <table:table-cell table:style-name="ce5" table:formula="of:=[.J$1]*[.J13]+[.J$2]" office:value-type="float" office:value="0.2605815808" calcext:value-type="float">
            <text:p>0.2605815808</text:p>
          </table:table-cell>
          <table:table-cell table:style-name="ce5" table:formula="of:=[.K$1]*[.K13]+[.K$2]" office:value-type="float" office:value="0.2968612864" calcext:value-type="float">
            <text:p>0.2968612864</text:p>
          </table:table-cell>
          <table:table-cell table:style-name="ce5" table:formula="of:=[.L$1]*[.L13]+[.L$2]" office:value-type="float" office:value="1.14285714551806" calcext:value-type="float">
            <text:p>1.1428571455</text:p>
          </table:table-cell>
          <table:table-cell table:style-name="ce5" table:formula="of:=[.M$1]*[.M13]+[.M$2]" office:value-type="float" office:value="0.66748046875" calcext:value-type="float">
            <text:p>0.6674804688</text:p>
          </table:table-cell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table:formula="of:=[.B$1]*[.B14]+[.B$2]" office:value-type="float" office:value="-2389" calcext:value-type="float">
            <text:p>-2389</text:p>
          </table:table-cell>
          <table:table-cell table:style-name="ce5" table:formula="of:=[.M$33]*[.C14]+[.M$34]" office:value-type="float" office:value="2.01156101274363" calcext:value-type="float">
            <text:p>2.0115610127</text:p>
          </table:table-cell>
          <table:table-cell table:style-name="ce5" table:formula="of:=[.D$1]*[.D14]+[.D$2]" office:value-type="float" office:value="-664301" calcext:value-type="float">
            <text:p>-664301</text:p>
          </table:table-cell>
          <table:table-cell table:style-name="ce5" table:formula="of:=[.E$1]*[.E14]+[.E$2]" office:value-type="float" office:value="-132860" calcext:value-type="float">
            <text:p>-132860</text:p>
          </table:table-cell>
          <table:table-cell table:style-name="ce5" table:formula="of:=[.F$1]*[.F14]+[.F$2]" office:value-type="float" office:value="0.25" calcext:value-type="float">
            <text:p>0.25</text:p>
          </table:table-cell>
          <table:table-cell table:style-name="ce5" table:formula="of:=[.G$1]*[.G14]+[.G$2]" office:value-type="float" office:value="0.569652711152341" calcext:value-type="float">
            <text:p>0.5696527112</text:p>
          </table:table-cell>
          <table:table-cell table:style-name="ce5" table:formula="of:=[.H$1]*[.H14]+[.H$2]" office:value-type="float" office:value="0.24954650368" calcext:value-type="float">
            <text:p>0.2495465037</text:p>
          </table:table-cell>
          <table:table-cell table:style-name="ce5" table:formula="of:=[.I$1]*[.I14]+[.I$2]" office:value-type="float" office:value="0.25090699264" calcext:value-type="float">
            <text:p>0.2509069926</text:p>
          </table:table-cell>
          <table:table-cell table:style-name="ce5" table:formula="of:=[.J$1]*[.J14]+[.J$2]" office:value-type="float" office:value="0.25634894848" calcext:value-type="float">
            <text:p>0.2563489485</text:p>
          </table:table-cell>
          <table:table-cell table:style-name="ce5" table:formula="of:=[.K$1]*[.K14]+[.K$2]" office:value-type="float" office:value="0.27811677184" calcext:value-type="float">
            <text:p>0.2781167718</text:p>
          </table:table-cell>
          <table:table-cell table:style-name="ce5" table:formula="of:=[.L$1]*[.L14]+[.L$2]" office:value-type="float" office:value="1.14285714318976" calcext:value-type="float">
            <text:p>1.1428571432</text:p>
          </table:table-cell>
          <table:table-cell table:style-name="ce5" table:formula="of:=[.M$1]*[.M14]+[.M$2]" office:value-type="float" office:value="0.666259765625" calcext:value-type="float">
            <text:p>0.6662597656</text:p>
          </table:table-cell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table:formula="of:=[.B$1]*[.B15]+[.B$2]" office:value-type="float" office:value="4779" calcext:value-type="float">
            <text:p>4779</text:p>
          </table:table-cell>
          <table:table-cell table:style-name="ce5" table:formula="of:=[.M$33]*[.C15]+[.M$34]" office:value-type="float" office:value="2.00770733948283" calcext:value-type="float">
            <text:p>2.0077073395</text:p>
          </table:table-cell>
          <table:table-cell table:style-name="ce5" table:formula="of:=[.D$1]*[.D15]+[.D$2]" office:value-type="float" office:value="1992904" calcext:value-type="float">
            <text:p>1992904</text:p>
          </table:table-cell>
          <table:table-cell table:style-name="ce5" table:formula="of:=[.E$1]*[.E15]+[.E$2]" office:value-type="float" office:value="398581" calcext:value-type="float">
            <text:p>398581</text:p>
          </table:table-cell>
          <table:table-cell table:style-name="ce5" table:formula="of:=[.F$1]*[.F15]+[.F$2]" office:value-type="float" office:value="0.25" calcext:value-type="float">
            <text:p>0.25</text:p>
          </table:table-cell>
          <table:table-cell table:style-name="ce5" table:formula="of:=[.G$1]*[.G15]+[.G$2]" office:value-type="float" office:value="0.608135346709959" calcext:value-type="float">
            <text:p>0.6081353467</text:p>
          </table:table-cell>
          <table:table-cell table:style-name="ce5" table:formula="of:=[.H$1]*[.H15]+[.H$2]" office:value-type="float" office:value="0.249727902208" calcext:value-type="float">
            <text:p>0.2497279022</text:p>
          </table:table-cell>
          <table:table-cell table:style-name="ce5" table:formula="of:=[.I$1]*[.I15]+[.I$2]" office:value-type="float" office:value="0.250544195584" calcext:value-type="float">
            <text:p>0.2505441956</text:p>
          </table:table-cell>
          <table:table-cell table:style-name="ce5" table:formula="of:=[.J$1]*[.J15]+[.J$2]" office:value-type="float" office:value="0.253809369088" calcext:value-type="float">
            <text:p>0.2538093691</text:p>
          </table:table-cell>
          <table:table-cell table:style-name="ce5" table:formula="of:=[.K$1]*[.K15]+[.K$2]" office:value-type="float" office:value="0.266870063104" calcext:value-type="float">
            <text:p>0.2668700631</text:p>
          </table:table-cell>
          <table:table-cell table:style-name="ce5" table:formula="of:=[.L$1]*[.L15]+[.L$2]" office:value-type="float" office:value="1.14285714289872" calcext:value-type="float">
            <text:p>1.1428571429</text:p>
          </table:table-cell>
          <table:table-cell table:style-name="ce5" table:formula="of:=[.M$1]*[.M15]+[.M$2]" office:value-type="float" office:value="0.6668701171875" calcext:value-type="float">
            <text:p>0.6668701172</text:p>
          </table:table-cell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table:formula="of:=[.B$1]*[.B16]+[.B$2]" office:value-type="float" office:value="-9557" calcext:value-type="float">
            <text:p>-9557</text:p>
          </table:table-cell>
          <table:table-cell table:style-name="ce5" table:formula="of:=[.M$33]*[.C16]+[.M$34]" office:value-type="float" office:value="2.00513822398162" calcext:value-type="float">
            <text:p>2.005138224</text:p>
          </table:table-cell>
          <table:table-cell table:style-name="ce5" table:formula="of:=[.D$1]*[.D16]+[.D$2]" office:value-type="float" office:value="-5978711" calcext:value-type="float">
            <text:p>-5978711</text:p>
          </table:table-cell>
          <table:table-cell table:style-name="ce5" table:formula="of:=[.E$1]*[.E16]+[.E$2]" office:value-type="float" office:value="-1195742" calcext:value-type="float">
            <text:p>-1195742</text:p>
          </table:table-cell>
          <table:table-cell table:style-name="ce5" table:formula="of:=[.F$1]*[.F16]+[.F$2]" office:value-type="float" office:value="0.25" calcext:value-type="float">
            <text:p>0.25</text:p>
          </table:table-cell>
          <table:table-cell table:style-name="ce5" table:formula="of:=[.G$1]*[.G16]+[.G$2]" office:value-type="float" office:value="0.648542114045456" calcext:value-type="float">
            <text:p>0.648542114</text:p>
          </table:table-cell>
          <table:table-cell table:style-name="ce5" table:formula="of:=[.H$1]*[.H16]+[.H$2]" office:value-type="float" office:value="0.2498367413248" calcext:value-type="float">
            <text:p>0.2498367413</text:p>
          </table:table-cell>
          <table:table-cell table:style-name="ce5" table:formula="of:=[.I$1]*[.I16]+[.I$2]" office:value-type="float" office:value="0.2503265173504" calcext:value-type="float">
            <text:p>0.2503265174</text:p>
          </table:table-cell>
          <table:table-cell table:style-name="ce5" table:formula="of:=[.J$1]*[.J16]+[.J$2]" office:value-type="float" office:value="0.2522856214528" calcext:value-type="float">
            <text:p>0.2522856215</text:p>
          </table:table-cell>
          <table:table-cell table:style-name="ce5" table:formula="of:=[.K$1]*[.K16]+[.K$2]" office:value-type="float" office:value="0.2601220378624" calcext:value-type="float">
            <text:p>0.2601220379</text:p>
          </table:table-cell>
          <table:table-cell table:style-name="ce5" table:formula="of:=[.L$1]*[.L16]+[.L$2]" office:value-type="float" office:value="1.14285714286234" calcext:value-type="float">
            <text:p>1.1428571429</text:p>
          </table:table-cell>
          <table:table-cell table:style-name="ce5" table:formula="of:=[.M$1]*[.M16]+[.M$2]" office:value-type="float" office:value="0.66656494140625" calcext:value-type="float">
            <text:p>0.6665649414</text:p>
          </table:table-cell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table:formula="of:=[.B$1]*[.B17]+[.B$2]" office:value-type="float" office:value="19115" calcext:value-type="float">
            <text:p>19115</text:p>
          </table:table-cell>
          <table:table-cell table:style-name="ce5" table:formula="of:=[.M$33]*[.C17]+[.M$34]" office:value-type="float" office:value="2.00342548031813" calcext:value-type="float">
            <text:p>2.0034254803</text:p>
          </table:table-cell>
          <table:table-cell table:style-name="ce5" table:formula="of:=[.D$1]*[.D17]+[.D$2]" office:value-type="float" office:value="17936134" calcext:value-type="float">
            <text:p>17936134</text:p>
          </table:table-cell>
          <table:table-cell table:style-name="ce5" table:formula="of:=[.E$1]*[.E17]+[.E$2]" office:value-type="float" office:value="3587227" calcext:value-type="float">
            <text:p>3587227</text:p>
          </table:table-cell>
          <table:table-cell table:style-name="ce5" table:formula="of:=[.F$1]*[.F17]+[.F$2]" office:value-type="float" office:value="0.25" calcext:value-type="float">
            <text:p>0.25</text:p>
          </table:table-cell>
          <table:table-cell table:style-name="ce5" table:formula="of:=[.G$1]*[.G17]+[.G$2]" office:value-type="float" office:value="0.690969219747729" calcext:value-type="float">
            <text:p>0.6909692197</text:p>
          </table:table-cell>
          <table:table-cell table:style-name="ce5" table:formula="of:=[.H$1]*[.H17]+[.H$2]" office:value-type="float" office:value="0.24990204479488" calcext:value-type="float">
            <text:p>0.2499020448</text:p>
          </table:table-cell>
          <table:table-cell table:style-name="ce5" table:formula="of:=[.I$1]*[.I17]+[.I$2]" office:value-type="float" office:value="0.25019591041024" calcext:value-type="float">
            <text:p>0.2501959104</text:p>
          </table:table-cell>
          <table:table-cell table:style-name="ce5" table:formula="of:=[.J$1]*[.J17]+[.J$2]" office:value-type="float" office:value="0.25137137287168" calcext:value-type="float">
            <text:p>0.2513713729</text:p>
          </table:table-cell>
          <table:table-cell table:style-name="ce5" table:formula="of:=[.K$1]*[.K17]+[.K$2]" office:value-type="float" office:value="0.25607322271744" calcext:value-type="float">
            <text:p>0.2560732227</text:p>
          </table:table-cell>
          <table:table-cell table:style-name="ce5" table:formula="of:=[.L$1]*[.L17]+[.L$2]" office:value-type="float" office:value="1.14285714285779" calcext:value-type="float">
            <text:p>1.1428571429</text:p>
          </table:table-cell>
          <table:table-cell table:style-name="ce5" table:formula="of:=[.M$1]*[.M17]+[.M$2]" office:value-type="float" office:value="0.666717529296875" calcext:value-type="float">
            <text:p>0.6667175293</text:p>
          </table:table-cell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table:formula="of:=[.B$1]*[.B18]+[.B$2]" office:value-type="float" office:value="-38229" calcext:value-type="float">
            <text:p>-38229</text:p>
          </table:table-cell>
          <table:table-cell table:style-name="ce5" table:formula="of:=[.M$33]*[.C18]+[.M$34]" office:value-type="float" office:value="2.0022836512118" calcext:value-type="float">
            <text:p>2.0022836512</text:p>
          </table:table-cell>
          <table:table-cell table:style-name="ce5" table:formula="of:=[.D$1]*[.D18]+[.D$2]" office:value-type="float" office:value="-53808401" calcext:value-type="float">
            <text:p>-53808401</text:p>
          </table:table-cell>
          <table:table-cell table:style-name="ce5" table:formula="of:=[.E$1]*[.E18]+[.E$2]" office:value-type="float" office:value="-10761680" calcext:value-type="float">
            <text:p>-10761680</text:p>
          </table:table-cell>
          <table:table-cell table:style-name="ce5" table:formula="of:=[.F$1]*[.F18]+[.F$2]" office:value-type="float" office:value="0.25" calcext:value-type="float">
            <text:p>0.25</text:p>
          </table:table-cell>
          <table:table-cell table:style-name="ce5" table:formula="of:=[.G$1]*[.G18]+[.G$2]" office:value-type="float" office:value="0.735517680735116" calcext:value-type="float">
            <text:p>0.7355176807</text:p>
          </table:table-cell>
          <table:table-cell table:style-name="ce5" table:formula="of:=[.H$1]*[.H18]+[.H$2]" office:value-type="float" office:value="0.249941226876928" calcext:value-type="float">
            <text:p>0.2499412269</text:p>
          </table:table-cell>
          <table:table-cell table:style-name="ce5" table:formula="of:=[.I$1]*[.I18]+[.I$2]" office:value-type="float" office:value="0.250117546246144" calcext:value-type="float">
            <text:p>0.2501175462</text:p>
          </table:table-cell>
          <table:table-cell table:style-name="ce5" table:formula="of:=[.J$1]*[.J18]+[.J$2]" office:value-type="float" office:value="0.250822823723008" calcext:value-type="float">
            <text:p>0.2508228237</text:p>
          </table:table-cell>
          <table:table-cell table:style-name="ce5" table:formula="of:=[.K$1]*[.K18]+[.K$2]" office:value-type="float" office:value="0.253643933630464" calcext:value-type="float">
            <text:p>0.2536439336</text:p>
          </table:table-cell>
          <table:table-cell table:style-name="ce5" table:formula="of:=[.L$1]*[.L18]+[.L$2]" office:value-type="float" office:value="1.14285714285722" calcext:value-type="float">
            <text:p>1.1428571429</text:p>
          </table:table-cell>
          <table:table-cell table:style-name="ce5" table:formula="of:=[.M$1]*[.M18]+[.M$2]" office:value-type="float" office:value="0.666641235351563" calcext:value-type="float">
            <text:p>0.6666412354</text:p>
          </table:table-cell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table:formula="of:=[.B$1]*[.B19]+[.B$2]" office:value-type="float" office:value="76459" calcext:value-type="float">
            <text:p>76459</text:p>
          </table:table-cell>
          <table:table-cell table:style-name="ce5" table:formula="of:=[.M$33]*[.C19]+[.M$34]" office:value-type="float" office:value="2.00152243180935" calcext:value-type="float">
            <text:p>2.0015224318</text:p>
          </table:table-cell>
          <table:table-cell table:style-name="ce5" table:formula="of:=[.D$1]*[.D19]+[.D$2]" office:value-type="float" office:value="161425204" calcext:value-type="float">
            <text:p>161425204</text:p>
          </table:table-cell>
          <table:table-cell table:style-name="ce5" table:formula="of:=[.E$1]*[.E19]+[.E$2]" office:value-type="float" office:value="32285041" calcext:value-type="float">
            <text:p>32285041</text:p>
          </table:table-cell>
          <table:table-cell table:style-name="ce5" table:formula="of:=[.F$1]*[.F19]+[.F$2]" office:value-type="float" office:value="0.25" calcext:value-type="float">
            <text:p>0.25</text:p>
          </table:table-cell>
          <table:table-cell table:style-name="ce5" table:formula="of:=[.G$1]*[.G19]+[.G$2]" office:value-type="float" office:value="0.782293564771872" calcext:value-type="float">
            <text:p>0.7822935648</text:p>
          </table:table-cell>
          <table:table-cell table:style-name="ce5" table:formula="of:=[.H$1]*[.H19]+[.H$2]" office:value-type="float" office:value="0.249964736126157" calcext:value-type="float">
            <text:p>0.2499647361</text:p>
          </table:table-cell>
          <table:table-cell table:style-name="ce5" table:formula="of:=[.I$1]*[.I19]+[.I$2]" office:value-type="float" office:value="0.250070527747686" calcext:value-type="float">
            <text:p>0.2500705277</text:p>
          </table:table-cell>
          <table:table-cell table:style-name="ce5" table:formula="of:=[.J$1]*[.J19]+[.J$2]" office:value-type="float" office:value="0.250493694233805" calcext:value-type="float">
            <text:p>0.2504936942</text:p>
          </table:table-cell>
          <table:table-cell table:style-name="ce5" table:formula="of:=[.K$1]*[.K19]+[.K$2]" office:value-type="float" office:value="0.252186360178278" calcext:value-type="float">
            <text:p>0.2521863602</text:p>
          </table:table-cell>
          <table:table-cell table:style-name="ce5" table:formula="of:=[.L$1]*[.L19]+[.L$2]" office:value-type="float" office:value="1.14285714285715" calcext:value-type="float">
            <text:p>1.1428571429</text:p>
          </table:table-cell>
          <table:table-cell table:style-name="ce5" table:formula="of:=[.M$1]*[.M19]+[.M$2]" office:value-type="float" office:value="0.666679382324219" calcext:value-type="float">
            <text:p>0.6666793823</text:p>
          </table:table-cell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[.B$1]*[.B20]+[.B$2]" office:value-type="float" office:value="-152917" calcext:value-type="float">
            <text:p>-152917</text:p>
          </table:table-cell>
          <table:table-cell table:style-name="ce5" table:formula="of:=[.M$33]*[.C20]+[.M$34]" office:value-type="float" office:value="2.0010149522089" calcext:value-type="float">
            <text:p>2.0010149522</text:p>
          </table:table-cell>
          <table:table-cell table:style-name="ce5" table:formula="of:=[.D$1]*[.D20]+[.D$2]" office:value-type="float" office:value="-484275611" calcext:value-type="float">
            <text:p>-484275611</text:p>
          </table:table-cell>
          <table:table-cell table:style-name="ce5" table:formula="of:=[.E$1]*[.E20]+[.E$2]" office:value-type="float" office:value="-96855122" calcext:value-type="float">
            <text:p>-96855122</text:p>
          </table:table-cell>
          <table:table-cell table:style-name="ce5" table:formula="of:=[.F$1]*[.F20]+[.F$2]" office:value-type="float" office:value="0.25" calcext:value-type="float">
            <text:p>0.25</text:p>
          </table:table-cell>
          <table:table-cell table:style-name="ce5" table:formula="of:=[.G$1]*[.G20]+[.G$2]" office:value-type="float" office:value="0.831408243010465" calcext:value-type="float">
            <text:p>0.831408243</text:p>
          </table:table-cell>
          <table:table-cell table:style-name="ce5" table:formula="of:=[.H$1]*[.H20]+[.H$2]" office:value-type="float" office:value="0.249978841675694" calcext:value-type="float">
            <text:p>0.2499788417</text:p>
          </table:table-cell>
          <table:table-cell table:style-name="ce5" table:formula="of:=[.I$1]*[.I20]+[.I$2]" office:value-type="float" office:value="0.250042316648612" calcext:value-type="float">
            <text:p>0.2500423166</text:p>
          </table:table-cell>
          <table:table-cell table:style-name="ce5" table:formula="of:=[.J$1]*[.J20]+[.J$2]" office:value-type="float" office:value="0.250296216540283" calcext:value-type="float">
            <text:p>0.2502962165</text:p>
          </table:table-cell>
          <table:table-cell table:style-name="ce5" table:formula="of:=[.K$1]*[.K20]+[.K$2]" office:value-type="float" office:value="0.251311816106967" calcext:value-type="float">
            <text:p>0.2513118161</text:p>
          </table:table-cell>
          <table:table-cell table:style-name="ce5" table:formula="of:=[.L$1]*[.L20]+[.L$2]" office:value-type="float" office:value="1.14285714285714" calcext:value-type="float">
            <text:p>1.1428571429</text:p>
          </table:table-cell>
          <table:table-cell table:style-name="ce5" table:formula="of:=[.M$1]*[.M20]+[.M$2]" office:value-type="float" office:value="0.666660308837891" calcext:value-type="float">
            <text:p>0.6666603088</text:p>
          </table:table-cell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table:formula="of:=[.B$1]*[.B21]+[.B$2]" office:value-type="float" office:value="305835" calcext:value-type="float">
            <text:p>305835</text:p>
          </table:table-cell>
          <table:table-cell table:style-name="ce5" table:formula="of:=[.M$33]*[.C21]+[.M$34]" office:value-type="float" office:value="2.00067663247605" calcext:value-type="float">
            <text:p>2.0006766325</text:p>
          </table:table-cell>
          <table:table-cell table:style-name="ce5" table:formula="of:=[.D$1]*[.D21]+[.D$2]" office:value-type="float" office:value="1452826834" calcext:value-type="float">
            <text:p>1452826834</text:p>
          </table:table-cell>
          <table:table-cell table:style-name="ce5" table:formula="of:=[.E$1]*[.E21]+[.E$2]" office:value-type="float" office:value="290565367" calcext:value-type="float">
            <text:p>290565367</text:p>
          </table:table-cell>
          <table:table-cell table:style-name="ce5" table:formula="of:=[.F$1]*[.F21]+[.F$2]" office:value-type="float" office:value="0.25" calcext:value-type="float">
            <text:p>0.25</text:p>
          </table:table-cell>
          <table:table-cell table:style-name="ce5" table:formula="of:=[.G$1]*[.G21]+[.G$2]" office:value-type="float" office:value="0.882978655160989" calcext:value-type="float">
            <text:p>0.8829786552</text:p>
          </table:table-cell>
          <table:table-cell table:style-name="ce5" table:formula="of:=[.H$1]*[.H21]+[.H$2]" office:value-type="float" office:value="0.249987305005417" calcext:value-type="float">
            <text:p>0.249987305</text:p>
          </table:table-cell>
          <table:table-cell table:style-name="ce5" table:formula="of:=[.I$1]*[.I21]+[.I$2]" office:value-type="float" office:value="0.250025389989167" calcext:value-type="float">
            <text:p>0.25002539</text:p>
          </table:table-cell>
          <table:table-cell table:style-name="ce5" table:formula="of:=[.J$1]*[.J21]+[.J$2]" office:value-type="float" office:value="0.25017772992417" calcext:value-type="float">
            <text:p>0.2501777299</text:p>
          </table:table-cell>
          <table:table-cell table:style-name="ce5" table:formula="of:=[.K$1]*[.K21]+[.K$2]" office:value-type="float" office:value="0.25078708966418" calcext:value-type="float">
            <text:p>0.2507870897</text:p>
          </table:table-cell>
          <table:table-cell table:style-name="ce5" table:formula="of:=[.L$1]*[.L21]+[.L$2]" office:value-type="float" office:value="1.14285714285714" calcext:value-type="float">
            <text:p>1.1428571429</text:p>
          </table:table-cell>
          <table:table-cell table:style-name="ce5" table:formula="of:=[.M$1]*[.M21]+[.M$2]" office:value-type="float" office:value="0.666669845581055" calcext:value-type="float">
            <text:p>0.6666698456</text:p>
          </table:table-cell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table:formula="of:=[.B$1]*[.B22]+[.B$2]" office:value-type="float" office:value="-611669" calcext:value-type="float">
            <text:p>-611669</text:p>
          </table:table-cell>
          <table:table-cell table:style-name="ce5" table:formula="of:=[.M$33]*[.C22]+[.M$34]" office:value-type="float" office:value="2.00045108598801" calcext:value-type="float">
            <text:p>2.000451086</text:p>
          </table:table-cell>
          <table:table-cell table:style-name="ce5" table:formula="of:=[.D$1]*[.D22]+[.D$2]" office:value-type="float" office:value="-4358480501" calcext:value-type="float">
            <text:p>-4358480501</text:p>
          </table:table-cell>
          <table:table-cell table:style-name="ce5" table:formula="of:=[.E$1]*[.E22]+[.E$2]" office:value-type="float" office:value="-871696100" calcext:value-type="float">
            <text:p>-871696100</text:p>
          </table:table-cell>
          <table:table-cell table:style-name="ce5" table:formula="of:=[.F$1]*[.F22]+[.F$2]" office:value-type="float" office:value="0.25" calcext:value-type="float">
            <text:p>0.25</text:p>
          </table:table-cell>
          <table:table-cell table:style-name="ce5" table:formula="of:=[.G$1]*[.G22]+[.G$2]" office:value-type="float" office:value="0.937127587919038" calcext:value-type="float">
            <text:p>0.9371275879</text:p>
          </table:table-cell>
          <table:table-cell table:style-name="ce5" table:formula="of:=[.H$1]*[.H22]+[.H$2]" office:value-type="float" office:value="0.24999238300325" calcext:value-type="float">
            <text:p>0.249992383</text:p>
          </table:table-cell>
          <table:table-cell table:style-name="ce5" table:formula="of:=[.I$1]*[.I22]+[.I$2]" office:value-type="float" office:value="0.2500152339935" calcext:value-type="float">
            <text:p>0.250015234</text:p>
          </table:table-cell>
          <table:table-cell table:style-name="ce5" table:formula="of:=[.J$1]*[.J22]+[.J$2]" office:value-type="float" office:value="0.250106637954502" calcext:value-type="float">
            <text:p>0.250106638</text:p>
          </table:table-cell>
          <table:table-cell table:style-name="ce5" table:formula="of:=[.K$1]*[.K22]+[.K$2]" office:value-type="float" office:value="0.250472253798508" calcext:value-type="float">
            <text:p>0.2504722538</text:p>
          </table:table-cell>
          <table:table-cell table:style-name="ce5" table:formula="of:=[.L$1]*[.L22]+[.L$2]" office:value-type="float" office:value="1.14285714285714" calcext:value-type="float">
            <text:p>1.1428571429</text:p>
          </table:table-cell>
          <table:table-cell table:style-name="ce5" table:formula="of:=[.M$1]*[.M22]+[.M$2]" office:value-type="float" office:value="0.666665077209473" calcext:value-type="float">
            <text:p>0.6666650772</text:p>
          </table:table-cell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[.B$1]*[.B23]+[.B$2]" office:value-type="float" office:value="1223339" calcext:value-type="float">
            <text:p>1223339</text:p>
          </table:table-cell>
          <table:table-cell table:style-name="ce5" table:formula="of:=[.M$33]*[.C23]+[.M$34]" office:value-type="float" office:value="2.000300721663" calcext:value-type="float">
            <text:p>2.0003007217</text:p>
          </table:table-cell>
          <table:table-cell table:style-name="ce5" table:formula="of:=[.D$1]*[.D23]+[.D$2]" office:value-type="float" office:value="13075441504" calcext:value-type="float">
            <text:p>13075441504</text:p>
          </table:table-cell>
          <table:table-cell table:style-name="ce5" table:formula="of:=[.E$1]*[.E23]+[.E$2]" office:value-type="float" office:value="2615088301" calcext:value-type="float">
            <text:p>2615088301</text:p>
          </table:table-cell>
          <table:table-cell table:style-name="ce5" table:formula="of:=[.F$1]*[.F23]+[.F$2]" office:value-type="float" office:value="0.25" calcext:value-type="float">
            <text:p>0.25</text:p>
          </table:table-cell>
          <table:table-cell table:style-name="ce5" table:formula="of:=[.G$1]*[.G23]+[.G$2]" office:value-type="float" office:value="0.99398396731499" calcext:value-type="float">
            <text:p>0.9939839673</text:p>
          </table:table-cell>
          <table:table-cell table:style-name="ce5" table:formula="of:=[.H$1]*[.H23]+[.H$2]" office:value-type="float" office:value="0.24999542980195" calcext:value-type="float">
            <text:p>0.2499954298</text:p>
          </table:table-cell>
          <table:table-cell table:style-name="ce5" table:formula="of:=[.I$1]*[.I23]+[.I$2]" office:value-type="float" office:value="0.2500091403961" calcext:value-type="float">
            <text:p>0.2500091404</text:p>
          </table:table-cell>
          <table:table-cell table:style-name="ce5" table:formula="of:=[.J$1]*[.J23]+[.J$2]" office:value-type="float" office:value="0.250063982772701" calcext:value-type="float">
            <text:p>0.2500639828</text:p>
          </table:table-cell>
          <table:table-cell table:style-name="ce5" table:formula="of:=[.K$1]*[.K23]+[.K$2]" office:value-type="float" office:value="0.250283352279105" calcext:value-type="float">
            <text:p>0.2502833523</text:p>
          </table:table-cell>
          <table:table-cell table:style-name="ce5" table:formula="of:=[.L$1]*[.L23]+[.L$2]" office:value-type="float" office:value="1.14285714285714" calcext:value-type="float">
            <text:p>1.1428571429</text:p>
          </table:table-cell>
          <table:table-cell table:style-name="ce5" table:formula="of:=[.M$1]*[.M23]+[.M$2]" office:value-type="float" office:value="0.666667461395264" calcext:value-type="float">
            <text:p>0.6666674614</text:p>
          </table:table-cell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5" table:formula="of:=[.B$1]*[.B24]+[.B$2]" office:value-type="float" office:value="-2446677" calcext:value-type="float">
            <text:p>-2446677</text:p>
          </table:table-cell>
          <table:table-cell table:style-name="ce5" table:formula="of:=[.M$33]*[.C24]+[.M$34]" office:value-type="float" office:value="2.00020047877989" calcext:value-type="float">
            <text:p>2.0002004788</text:p>
          </table:table-cell>
          <table:table-cell table:style-name="ce5" table:formula="of:=[.D$1]*[.D24]+[.D$2]" office:value-type="float" office:value="-39226324511" calcext:value-type="float">
            <text:p>-39226324511</text:p>
          </table:table-cell>
          <table:table-cell table:style-name="ce5" table:formula="of:=[.E$1]*[.E24]+[.E$2]" office:value-type="float" office:value="-7845264902" calcext:value-type="float">
            <text:p>-7845264902</text:p>
          </table:table-cell>
          <table:table-cell table:style-name="ce5" table:formula="of:=[.F$1]*[.F24]+[.F$2]" office:value-type="float" office:value="0.25" calcext:value-type="float">
            <text:p>0.25</text:p>
          </table:table-cell>
          <table:table-cell table:style-name="ce5" table:formula="of:=[.G$1]*[.G24]+[.G$2]" office:value-type="float" office:value="1.05368316568074" calcext:value-type="float">
            <text:p>1.0536831657</text:p>
          </table:table-cell>
          <table:table-cell table:style-name="ce5" table:formula="of:=[.H$1]*[.H24]+[.H$2]" office:value-type="float" office:value="0.24999725788117" calcext:value-type="float">
            <text:p>0.2499972579</text:p>
          </table:table-cell>
          <table:table-cell table:style-name="ce5" table:formula="of:=[.I$1]*[.I24]+[.I$2]" office:value-type="float" office:value="0.25000548423766" calcext:value-type="float">
            <text:p>0.2500054842</text:p>
          </table:table-cell>
          <table:table-cell table:style-name="ce5" table:formula="of:=[.J$1]*[.J24]+[.J$2]" office:value-type="float" office:value="0.250038389663621" calcext:value-type="float">
            <text:p>0.2500383897</text:p>
          </table:table-cell>
          <table:table-cell table:style-name="ce5" table:formula="of:=[.K$1]*[.K24]+[.K$2]" office:value-type="float" office:value="0.250170011367463" calcext:value-type="float">
            <text:p>0.2501700114</text:p>
          </table:table-cell>
          <table:table-cell table:style-name="ce5" table:formula="of:=[.L$1]*[.L24]+[.L$2]" office:value-type="float" office:value="1.14285714285714" calcext:value-type="float">
            <text:p>1.1428571429</text:p>
          </table:table-cell>
          <table:table-cell table:style-name="ce5" table:formula="of:=[.M$1]*[.M24]+[.M$2]" office:value-type="float" office:value="0.666666269302368" calcext:value-type="float">
            <text:p>0.6666662693</text:p>
          </table:table-cell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5" table:formula="of:=[.B$1]*[.B25]+[.B$2]" office:value-type="float" office:value="4893355" calcext:value-type="float">
            <text:p>4893355</text:p>
          </table:table-cell>
          <table:table-cell table:style-name="ce5" table:formula="of:=[.M$33]*[.C25]+[.M$34]" office:value-type="float" office:value="2.00013365019131" calcext:value-type="float">
            <text:p>2.0001336502</text:p>
          </table:table-cell>
          <table:table-cell table:style-name="ce5" table:formula="of:=[.D$1]*[.D25]+[.D$2]" office:value-type="float" office:value="117678973534" calcext:value-type="float">
            <text:p>117678973534</text:p>
          </table:table-cell>
          <table:table-cell table:style-name="ce5" table:formula="of:=[.E$1]*[.E25]+[.E$2]" office:value-type="float" office:value="23535794707" calcext:value-type="float">
            <text:p>23535794707</text:p>
          </table:table-cell>
          <table:table-cell table:style-name="ce5" table:formula="of:=[.F$1]*[.F25]+[.F$2]" office:value-type="float" office:value="0.25" calcext:value-type="float">
            <text:p>0.25</text:p>
          </table:table-cell>
          <table:table-cell table:style-name="ce5" table:formula="of:=[.G$1]*[.G25]+[.G$2]" office:value-type="float" office:value="1.11636732396478" calcext:value-type="float">
            <text:p>1.116367324</text:p>
          </table:table-cell>
          <table:table-cell table:style-name="ce5" table:formula="of:=[.H$1]*[.H25]+[.H$2]" office:value-type="float" office:value="0.249998354728702" calcext:value-type="float">
            <text:p>0.2499983547</text:p>
          </table:table-cell>
          <table:table-cell table:style-name="ce5" table:formula="of:=[.I$1]*[.I25]+[.I$2]" office:value-type="float" office:value="0.250003290542596" calcext:value-type="float">
            <text:p>0.2500032905</text:p>
          </table:table-cell>
          <table:table-cell table:style-name="ce5" table:formula="of:=[.J$1]*[.J25]+[.J$2]" office:value-type="float" office:value="0.250023033798172" calcext:value-type="float">
            <text:p>0.2500230338</text:p>
          </table:table-cell>
          <table:table-cell table:style-name="ce5" table:formula="of:=[.K$1]*[.K25]+[.K$2]" office:value-type="float" office:value="0.250102006820478" calcext:value-type="float">
            <text:p>0.2501020068</text:p>
          </table:table-cell>
          <table:table-cell table:style-name="ce5" table:formula="of:=[.L$1]*[.L25]+[.L$2]" office:value-type="float" office:value="1.14285714285714" calcext:value-type="float">
            <text:p>1.1428571429</text:p>
          </table:table-cell>
          <table:table-cell table:style-name="ce5" table:formula="of:=[.M$1]*[.M25]+[.M$2]" office:value-type="float" office:value="0.666666865348816" calcext:value-type="float">
            <text:p>0.6666668653</text:p>
          </table:table-cell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table:formula="of:=[.B$1]*[.B26]+[.B$2]" office:value-type="float" office:value="-9786709" calcext:value-type="float">
            <text:p>-9786709</text:p>
          </table:table-cell>
          <table:table-cell table:style-name="ce5" table:formula="of:=[.M$33]*[.C26]+[.M$34]" office:value-type="float" office:value="2.00008909779903" calcext:value-type="float">
            <text:p>2.0000890978</text:p>
          </table:table-cell>
          <table:table-cell table:style-name="ce5" table:formula="of:=[.D$1]*[.D26]+[.D$2]" office:value-type="float" office:value="-353036920601" calcext:value-type="float">
            <text:p>-353036920601</text:p>
          </table:table-cell>
          <table:table-cell table:style-name="ce5" table:formula="of:=[.E$1]*[.E26]+[.E$2]" office:value-type="float" office:value="-70607384120" calcext:value-type="float">
            <text:p>-70607384120</text:p>
          </table:table-cell>
          <table:table-cell table:style-name="ce5" table:formula="of:=[.F$1]*[.F26]+[.F$2]" office:value-type="float" office:value="0.25" calcext:value-type="float">
            <text:p>0.25</text:p>
          </table:table-cell>
          <table:table-cell table:style-name="ce5" table:formula="of:=[.G$1]*[.G26]+[.G$2]" office:value-type="float" office:value="1.18218569016302" calcext:value-type="float">
            <text:p>1.1821856902</text:p>
          </table:table-cell>
          <table:table-cell table:style-name="ce5" table:formula="of:=[.H$1]*[.H26]+[.H$2]" office:value-type="float" office:value="0.249999012837221" calcext:value-type="float">
            <text:p>0.2499990128</text:p>
          </table:table-cell>
          <table:table-cell table:style-name="ce5" table:formula="of:=[.I$1]*[.I26]+[.I$2]" office:value-type="float" office:value="0.250001974325558" calcext:value-type="float">
            <text:p>0.2500019743</text:p>
          </table:table-cell>
          <table:table-cell table:style-name="ce5" table:formula="of:=[.J$1]*[.J26]+[.J$2]" office:value-type="float" office:value="0.250013820278903" calcext:value-type="float">
            <text:p>0.2500138203</text:p>
          </table:table-cell>
          <table:table-cell table:style-name="ce5" table:formula="of:=[.K$1]*[.K26]+[.K$2]" office:value-type="float" office:value="0.250061204092287" calcext:value-type="float">
            <text:p>0.2500612041</text:p>
          </table:table-cell>
          <table:table-cell table:style-name="ce5" table:formula="of:=[.L$1]*[.L26]+[.L$2]" office:value-type="float" office:value="1.14285714285714" calcext:value-type="float">
            <text:p>1.1428571429</text:p>
          </table:table-cell>
          <table:table-cell table:style-name="ce5" table:formula="of:=[.M$1]*[.M26]+[.M$2]" office:value-type="float" office:value="0.666666567325592" calcext:value-type="float">
            <text:p>0.6666665673</text:p>
          </table:table-cell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table:formula="of:=[.B$1]*[.B27]+[.B$2]" office:value-type="float" office:value="19573419" calcext:value-type="float">
            <text:p>19573419</text:p>
          </table:table-cell>
          <table:table-cell table:style-name="ce5" table:formula="of:=[.M$33]*[.C27]+[.M$34]" office:value-type="float" office:value="2.00005939620424" calcext:value-type="float">
            <text:p>2.0000593962</text:p>
          </table:table-cell>
          <table:table-cell table:style-name="ce5" table:formula="of:=[.D$1]*[.D27]+[.D$2]" office:value-type="float" office:value="1059110761804" calcext:value-type="float">
            <text:p>1059110761804</text:p>
          </table:table-cell>
          <table:table-cell table:style-name="ce5" table:formula="of:=[.E$1]*[.E27]+[.E$2]" office:value-type="float" office:value="211822152361" calcext:value-type="float">
            <text:p>211822152361</text:p>
          </table:table-cell>
          <table:table-cell table:style-name="ce5" table:formula="of:=[.F$1]*[.F27]+[.F$2]" office:value-type="float" office:value="0.25" calcext:value-type="float">
            <text:p>0.25</text:p>
          </table:table-cell>
          <table:table-cell table:style-name="ce5" table:formula="of:=[.G$1]*[.G27]+[.G$2]" office:value-type="float" office:value="1.25129497467117" calcext:value-type="float">
            <text:p>1.2512949747</text:p>
          </table:table-cell>
          <table:table-cell table:style-name="ce5" table:formula="of:=[.H$1]*[.H27]+[.H$2]" office:value-type="float" office:value="0.249999407702333" calcext:value-type="float">
            <text:p>0.2499994077</text:p>
          </table:table-cell>
          <table:table-cell table:style-name="ce5" table:formula="of:=[.I$1]*[.I27]+[.I$2]" office:value-type="float" office:value="0.250001184595335" calcext:value-type="float">
            <text:p>0.2500011846</text:p>
          </table:table-cell>
          <table:table-cell table:style-name="ce5" table:formula="of:=[.J$1]*[.J27]+[.J$2]" office:value-type="float" office:value="0.250008292167342" calcext:value-type="float">
            <text:p>0.2500082922</text:p>
          </table:table-cell>
          <table:table-cell table:style-name="ce5" table:formula="of:=[.K$1]*[.K27]+[.K$2]" office:value-type="float" office:value="0.250036722455372" calcext:value-type="float">
            <text:p>0.2500367225</text:p>
          </table:table-cell>
          <table:table-cell table:style-name="ce5" table:formula="of:=[.L$1]*[.L27]+[.L$2]" office:value-type="float" office:value="1.14285714285714" calcext:value-type="float">
            <text:p>1.1428571429</text:p>
          </table:table-cell>
          <table:table-cell table:style-name="ce5" table:formula="of:=[.M$1]*[.M27]+[.M$2]" office:value-type="float" office:value="0.666666716337204" calcext:value-type="float">
            <text:p>0.6666667163</text:p>
          </table:table-cell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table:formula="of:=[.B$1]*[.B28]+[.B$2]" office:value-type="float" office:value="-39146837" calcext:value-type="float">
            <text:p>-39146837</text:p>
          </table:table-cell>
          <table:table-cell table:style-name="ce5" table:formula="of:=[.M$33]*[.C28]+[.M$34]" office:value-type="float" office:value="2.00003959514109" calcext:value-type="float">
            <text:p>2.0000395951</text:p>
          </table:table-cell>
          <table:table-cell table:style-name="ce5" table:formula="of:=[.D$1]*[.D28]+[.D$2]" office:value-type="float" office:value="-3177332285411" calcext:value-type="float">
            <text:p>-3177332285411</text:p>
          </table:table-cell>
          <table:table-cell table:style-name="ce5" table:formula="of:=[.E$1]*[.E28]+[.E$2]" office:value-type="float" office:value="-635466457082" calcext:value-type="float">
            <text:p>-635466457082</text:p>
          </table:table-cell>
          <table:table-cell table:style-name="ce5" table:formula="of:=[.F$1]*[.F28]+[.F$2]" office:value-type="float" office:value="0.25" calcext:value-type="float">
            <text:p>0.25</text:p>
          </table:table-cell>
          <table:table-cell table:style-name="ce5" table:formula="of:=[.G$1]*[.G28]+[.G$2]" office:value-type="float" office:value="1.32385972340472" calcext:value-type="float">
            <text:p>1.3238597234</text:p>
          </table:table-cell>
          <table:table-cell table:style-name="ce5" table:formula="of:=[.H$1]*[.H28]+[.H$2]" office:value-type="float" office:value="0.2499996446214" calcext:value-type="float">
            <text:p>0.2499996446</text:p>
          </table:table-cell>
          <table:table-cell table:style-name="ce5" table:formula="of:=[.I$1]*[.I28]+[.I$2]" office:value-type="float" office:value="0.250000710757201" calcext:value-type="float">
            <text:p>0.2500007108</text:p>
          </table:table-cell>
          <table:table-cell table:style-name="ce5" table:formula="of:=[.J$1]*[.J28]+[.J$2]" office:value-type="float" office:value="0.250004975300405" calcext:value-type="float">
            <text:p>0.2500049753</text:p>
          </table:table-cell>
          <table:table-cell table:style-name="ce5" table:formula="of:=[.K$1]*[.K28]+[.K$2]" office:value-type="float" office:value="0.250022033473223" calcext:value-type="float">
            <text:p>0.2500220335</text:p>
          </table:table-cell>
          <table:table-cell table:style-name="ce5" table:formula="of:=[.L$1]*[.L28]+[.L$2]" office:value-type="float" office:value="1.14285714285714" calcext:value-type="float">
            <text:p>1.1428571429</text:p>
          </table:table-cell>
          <table:table-cell table:style-name="ce5" table:formula="of:=[.M$1]*[.M28]+[.M$2]" office:value-type="float" office:value="0.666666641831398" calcext:value-type="float">
            <text:p>0.6666666418</text:p>
          </table:table-cell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table:formula="of:=[.B$1]*[.B29]+[.B$2]" office:value-type="float" office:value="78293675" calcext:value-type="float">
            <text:p>78293675</text:p>
          </table:table-cell>
          <table:table-cell table:style-name="ce5" table:formula="of:=[.M$33]*[.C29]+[.M$34]" office:value-type="float" office:value="2.00002639443236" calcext:value-type="float">
            <text:p>2.0000263944</text:p>
          </table:table-cell>
          <table:table-cell table:style-name="ce5" table:formula="of:=[.D$1]*[.D29]+[.D$2]" office:value-type="float" office:value="9531996856234" calcext:value-type="float">
            <text:p>9531996856234</text:p>
          </table:table-cell>
          <table:table-cell table:style-name="ce5" table:formula="of:=[.E$1]*[.E29]+[.E$2]" office:value-type="float" office:value="1906399371247" calcext:value-type="float">
            <text:p>1906399371247</text:p>
          </table:table-cell>
          <table:table-cell table:style-name="ce5" table:formula="of:=[.F$1]*[.F29]+[.F$2]" office:value-type="float" office:value="0.25" calcext:value-type="float">
            <text:p>0.25</text:p>
          </table:table-cell>
          <table:table-cell table:style-name="ce5" table:formula="of:=[.G$1]*[.G29]+[.G$2]" office:value-type="float" office:value="1.40005270957496" calcext:value-type="float">
            <text:p>1.4000527096</text:p>
          </table:table-cell>
          <table:table-cell table:style-name="ce5" table:formula="of:=[.H$1]*[.H29]+[.H$2]" office:value-type="float" office:value="0.24999978677284" calcext:value-type="float">
            <text:p>0.2499997868</text:p>
          </table:table-cell>
          <table:table-cell table:style-name="ce5" table:formula="of:=[.I$1]*[.I29]+[.I$2]" office:value-type="float" office:value="0.250000426454321" calcext:value-type="float">
            <text:p>0.2500004265</text:p>
          </table:table-cell>
          <table:table-cell table:style-name="ce5" table:formula="of:=[.J$1]*[.J29]+[.J$2]" office:value-type="float" office:value="0.250002985180243" calcext:value-type="float">
            <text:p>0.2500029852</text:p>
          </table:table-cell>
          <table:table-cell table:style-name="ce5" table:formula="of:=[.K$1]*[.K29]+[.K$2]" office:value-type="float" office:value="0.250013220083934" calcext:value-type="float">
            <text:p>0.2500132201</text:p>
          </table:table-cell>
          <table:table-cell table:style-name="ce5" table:formula="of:=[.L$1]*[.L29]+[.L$2]" office:value-type="float" office:value="1.14285714285714" calcext:value-type="float">
            <text:p>1.1428571429</text:p>
          </table:table-cell>
          <table:table-cell table:style-name="ce5" table:formula="of:=[.M$1]*[.M29]+[.M$2]" office:value-type="float" office:value="0.666666679084301" calcext:value-type="float">
            <text:p>0.6666666791</text:p>
          </table:table-cell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table:formula="of:=[.B$1]*[.B30]+[.B$2]" office:value-type="float" office:value="-156587349" calcext:value-type="float">
            <text:p>-156587349</text:p>
          </table:table-cell>
          <table:table-cell table:style-name="ce5" table:formula="of:=[.M$33]*[.C30]+[.M$34]" office:value-type="float" office:value="2.00001759395989" calcext:value-type="float">
            <text:p>2.000017594</text:p>
          </table:table-cell>
          <table:table-cell table:style-name="ce5" table:formula="of:=[.D$1]*[.D30]+[.D$2]" office:value-type="float" office:value="-28595990568701" calcext:value-type="float">
            <text:p>-28595990568701</text:p>
          </table:table-cell>
          <table:table-cell table:style-name="ce5" table:formula="of:=[.E$1]*[.E30]+[.E$2]" office:value-type="float" office:value="-5719198113740" calcext:value-type="float">
            <text:p>-5719198113740</text:p>
          </table:table-cell>
          <table:table-cell table:style-name="ce5" table:formula="of:=[.F$1]*[.F30]+[.F$2]" office:value-type="float" office:value="0.25" calcext:value-type="float">
            <text:p>0.25</text:p>
          </table:table-cell>
          <table:table-cell table:style-name="ce5" table:formula="of:=[.G$1]*[.G30]+[.G$2]" office:value-type="float" office:value="1.48005534505371" calcext:value-type="float">
            <text:p>1.4800553451</text:p>
          </table:table-cell>
          <table:table-cell table:style-name="ce5" table:formula="of:=[.H$1]*[.H30]+[.H$2]" office:value-type="float" office:value="0.249999872063704" calcext:value-type="float">
            <text:p>0.2499998721</text:p>
          </table:table-cell>
          <table:table-cell table:style-name="ce5" table:formula="of:=[.I$1]*[.I30]+[.I$2]" office:value-type="float" office:value="0.250000255872592" calcext:value-type="float">
            <text:p>0.2500002559</text:p>
          </table:table-cell>
          <table:table-cell table:style-name="ce5" table:formula="of:=[.J$1]*[.J30]+[.J$2]" office:value-type="float" office:value="0.250001791108146" calcext:value-type="float">
            <text:p>0.2500017911</text:p>
          </table:table-cell>
          <table:table-cell table:style-name="ce5" table:formula="of:=[.K$1]*[.K30]+[.K$2]" office:value-type="float" office:value="0.25000793205036" calcext:value-type="float">
            <text:p>0.2500079321</text:p>
          </table:table-cell>
          <table:table-cell table:style-name="ce5" table:formula="of:=[.L$1]*[.L30]+[.L$2]" office:value-type="float" office:value="1.14285714285714" calcext:value-type="float">
            <text:p>1.1428571429</text:p>
          </table:table-cell>
          <table:table-cell table:style-name="ce5" table:formula="of:=[.M$1]*[.M30]+[.M$2]" office:value-type="float" office:value="0.66666666045785" calcext:value-type="float">
            <text:p>0.6666666605</text:p>
          </table:table-cell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5" table:formula="of:=[.B$1]*[.B31]+[.B$2]" office:value-type="float" office:value="313174699" calcext:value-type="float">
            <text:p>313174699</text:p>
          </table:table-cell>
          <table:table-cell table:style-name="ce5" table:formula="of:=[.M$33]*[.C31]+[.M$34]" office:value-type="float" office:value="2.00001172697826" calcext:value-type="float">
            <text:p>2.000011727</text:p>
          </table:table-cell>
          <table:table-cell table:style-name="ce5" table:formula="of:=[.D$1]*[.D31]+[.D$2]" office:value-type="float" office:value="85787971706104" calcext:value-type="float">
            <text:p>85787971706104</text:p>
          </table:table-cell>
          <table:table-cell table:style-name="ce5" table:formula="of:=[.E$1]*[.E31]+[.E$2]" office:value-type="float" office:value="17157594341221" calcext:value-type="float">
            <text:p>17157594341221</text:p>
          </table:table-cell>
          <table:table-cell table:style-name="ce5" table:formula="of:=[.F$1]*[.F31]+[.F$2]" office:value-type="float" office:value="0.25" calcext:value-type="float">
            <text:p>0.25</text:p>
          </table:table-cell>
          <table:table-cell table:style-name="ce5" table:formula="of:=[.G$1]*[.G31]+[.G$2]" office:value-type="float" office:value="1.56405811230639" calcext:value-type="float">
            <text:p>1.5640581123</text:p>
          </table:table-cell>
          <table:table-cell table:style-name="ce5" table:formula="of:=[.H$1]*[.H31]+[.H$2]" office:value-type="float" office:value="0.249999923238222" calcext:value-type="float">
            <text:p>0.2499999232</text:p>
          </table:table-cell>
          <table:table-cell table:style-name="ce5" table:formula="of:=[.I$1]*[.I31]+[.I$2]" office:value-type="float" office:value="0.250000153523555" calcext:value-type="float">
            <text:p>0.2500001535</text:p>
          </table:table-cell>
          <table:table-cell table:style-name="ce5" table:formula="of:=[.J$1]*[.J31]+[.J$2]" office:value-type="float" office:value="0.250001074664888" calcext:value-type="float">
            <text:p>0.2500010747</text:p>
          </table:table-cell>
          <table:table-cell table:style-name="ce5" table:formula="of:=[.K$1]*[.K31]+[.K$2]" office:value-type="float" office:value="0.250004759230216" calcext:value-type="float">
            <text:p>0.2500047592</text:p>
          </table:table-cell>
          <table:table-cell table:style-name="ce5" table:formula="of:=[.L$1]*[.L31]+[.L$2]" office:value-type="float" office:value="1.14285714285714" calcext:value-type="float">
            <text:p>1.1428571429</text:p>
          </table:table-cell>
          <table:table-cell table:style-name="ce5" table:formula="of:=[.M$1]*[.M31]+[.M$2]" office:value-type="float" office:value="0.666666669771075" calcext:value-type="float">
            <text:p>0.6666666698</text:p>
          </table:table-cell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5" table:formula="of:=[.B$1]*[.B32]+[.B$2]" office:value-type="float" office:value="-626349397" calcext:value-type="float">
            <text:p>-626349397</text:p>
          </table:table-cell>
          <table:table-cell table:style-name="ce5" table:formula="of:=[.M$33]*[.C32]+[.M$34]" office:value-type="float" office:value="2.00000781565718" calcext:value-type="float">
            <text:p>2.0000078157</text:p>
          </table:table-cell>
          <table:table-cell table:style-name="ce5" table:formula="of:=[.D$1]*[.D32]+[.D$2]" office:value-type="float" office:value="-257363915118311" calcext:value-type="float">
            <text:p>-257363915118311</text:p>
          </table:table-cell>
          <table:table-cell table:style-name="ce5" table:formula="of:=[.E$1]*[.E32]+[.E$2]" office:value-type="float" office:value="-51472783023662" calcext:value-type="float">
            <text:p>-51472783023662</text:p>
          </table:table-cell>
          <table:table-cell table:style-name="ce5" table:formula="of:=[.F$1]*[.F32]+[.F$2]" office:value-type="float" office:value="0.25" calcext:value-type="float">
            <text:p>0.25</text:p>
          </table:table-cell>
          <table:table-cell table:style-name="ce5" table:formula="of:=[.G$1]*[.G32]+[.G$2]" office:value-type="float" office:value="1.65226101792171" calcext:value-type="float">
            <text:p>1.6522610179</text:p>
          </table:table-cell>
          <table:table-cell table:style-name="ce5" table:formula="of:=[.H$1]*[.H32]+[.H$2]" office:value-type="float" office:value="0.249999953942933" calcext:value-type="float">
            <text:p>0.2499999539</text:p>
          </table:table-cell>
          <table:table-cell table:style-name="ce5" table:formula="of:=[.I$1]*[.I32]+[.I$2]" office:value-type="float" office:value="0.250000092114133" calcext:value-type="float">
            <text:p>0.2500000921</text:p>
          </table:table-cell>
          <table:table-cell table:style-name="ce5" table:formula="of:=[.J$1]*[.J32]+[.J$2]" office:value-type="float" office:value="0.250000644798933" calcext:value-type="float">
            <text:p>0.2500006448</text:p>
          </table:table-cell>
          <table:table-cell table:style-name="ce5" table:formula="of:=[.K$1]*[.K32]+[.K$2]" office:value-type="float" office:value="0.25000285553813" calcext:value-type="float">
            <text:p>0.2500028555</text:p>
          </table:table-cell>
          <table:table-cell table:style-name="ce5" table:formula="of:=[.L$1]*[.L32]+[.L$2]" office:value-type="float" office:value="1.14285714285714" calcext:value-type="float">
            <text:p>1.1428571429</text:p>
          </table:table-cell>
          <table:table-cell table:style-name="ce5" table:formula="of:=[.M$1]*[.M32]+[.M$2]" office:value-type="float" office:value="0.666666665114462" calcext:value-type="float">
            <text:p>0.6666666651</text:p>
          </table:table-cell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 table:formula="of:=[.B$1]*[.B33]+[.B$2]" office:value-type="float" office:value="1252698795" calcext:value-type="float">
            <text:p>1252698795</text:p>
          </table:table-cell>
          <table:table-cell table:style-name="ce5" table:formula="of:=[.M$33]*[.C33]+[.M$34]" office:value-type="float" office:value="2.0000052081098" calcext:value-type="float">
            <text:p>2.0000052081</text:p>
          </table:table-cell>
          <table:table-cell table:style-name="ce5" table:formula="of:=[.D$1]*[.D33]+[.D$2]" office:value-type="float" office:value="772091745354934" calcext:value-type="float">
            <text:p>772091745354934</text:p>
          </table:table-cell>
          <table:table-cell table:style-name="ce5" table:formula="of:=[.E$1]*[.E33]+[.E$2]" office:value-type="float" office:value="154418349070987" calcext:value-type="float">
            <text:p>154418349070987</text:p>
          </table:table-cell>
          <table:table-cell table:style-name="ce5" table:formula="of:=[.F$1]*[.F33]+[.F$2]" office:value-type="float" office:value="0.25" calcext:value-type="float">
            <text:p>0.25</text:p>
          </table:table-cell>
          <table:table-cell table:style-name="ce5" table:formula="of:=[.G$1]*[.G33]+[.G$2]" office:value-type="float" office:value="1.7448740688178" calcext:value-type="float">
            <text:p>1.7448740688</text:p>
          </table:table-cell>
          <table:table-cell table:style-name="ce5" table:formula="of:=[.H$1]*[.H33]+[.H$2]" office:value-type="float" office:value="0.24999997236576" calcext:value-type="float">
            <text:p>0.2499999724</text:p>
          </table:table-cell>
          <table:table-cell table:style-name="ce5" table:formula="of:=[.I$1]*[.I33]+[.I$2]" office:value-type="float" office:value="0.25000005526848" calcext:value-type="float">
            <text:p>0.2500000553</text:p>
          </table:table-cell>
          <table:table-cell table:style-name="ce5" table:formula="of:=[.J$1]*[.J33]+[.J$2]" office:value-type="float" office:value="0.25000038687936" calcext:value-type="float">
            <text:p>0.2500003869</text:p>
          </table:table-cell>
          <table:table-cell table:style-name="ce5" table:formula="of:=[.K$1]*[.K33]+[.K$2]" office:value-type="float" office:value="0.250001713322878" calcext:value-type="float">
            <text:p>0.2500017133</text:p>
          </table:table-cell>
          <table:table-cell table:style-name="ce5" table:formula="of:=[.L$1]*[.L33]+[.L$2]" office:value-type="float" office:value="1.14285714285714" calcext:value-type="float">
            <text:p>1.1428571429</text:p>
          </table:table-cell>
          <table:table-cell table:style-name="ce5" table:formula="of:=[.M$1]*[.M33]+[.M$2]" office:value-type="float" office:value="0.666666667442769" calcext:value-type="float">
            <text:p>0.6666666674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zh" style:country-asian="CN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0mm" fo:margin-right="10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22:02:42.755236533</meta:creation-date>
    <dc:date>2015-08-29T23:18:38.859797012</dc:date>
    <meta:editing-duration>PT27M33S</meta:editing-duration>
    <meta:editing-cycles>11</meta:editing-cycles>
    <meta:generator>LibreOffice/5.0.0.5$Linux_x86 LibreOffice_project/437e4abdf9e72fd0a6e6f8697a0e659bc77f9b10</meta:generator>
    <meta:print-date>2015-08-29T22:56:37.204713122</meta:print-date>
    <meta:document-statistic meta:table-count="1" meta:cell-count="4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7cm" svg:height="14.929cm" xlink:href=".." xlink:type="simple" chart:class="chart:line" chart:style-name="ch1">
        <chart:legend chart:legend-position="end" svg:x="21.673cm" svg:y="5.422cm" style:legend-expansion="high" chart:style-name="ch2"/>
        <chart:plot-area chart:style-name="ch3" table:cell-range-address="Iteration.A4:Iteration.A34 Iteration.C4:Iteration.C34 Iteration.F4:Iteration.J34 Iteration.L4:Iteration.M34" chart:data-source-has-labels="both" svg:x="0.515cm" svg:y="0.298cm" svg:width="20.644cm" svg:height="14.333cm">
          <chartooo:coordinate-region svg:x="1.242cm" svg:y="0.497cm" svg:width="19.73cm" svg:height="13.487cm"/>
          <chart:axis chart:dimension="x" chart:name="primary-x" chart:style-name="ch4" chartooo:axis-type="auto">
            <chartooo:date-scale/>
            <chart:categories table:cell-range-address="Iteration.A5:Iteration.A34"/>
          </chart:axis>
          <chart:axis chart:dimension="y" chart:name="primary-y" chart:style-name="ch4"/>
          <chart:series chart:style-name="ch5" chart:values-cell-range-address="Iteration.C5:Iteration.C34" chart:label-cell-address="Iteration.C4:Iteration.C4" chart:class="chart:line">
            <chart:data-point chart:repeated="30"/>
          </chart:series>
          <chart:series chart:style-name="ch6" chart:values-cell-range-address="Iteration.F5:Iteration.F34" chart:label-cell-address="Iteration.F4:Iteration.F4" chart:class="chart:line">
            <chart:data-point chart:repeated="30"/>
          </chart:series>
          <chart:series chart:style-name="ch7" chart:values-cell-range-address="Iteration.G5:Iteration.G34" chart:label-cell-address="Iteration.G4:Iteration.G4" chart:class="chart:line">
            <chart:data-point chart:repeated="30"/>
          </chart:series>
          <chart:series chart:style-name="ch8" chart:values-cell-range-address="Iteration.H5:Iteration.H34" chart:label-cell-address="Iteration.H4:Iteration.H4" chart:class="chart:line">
            <chart:data-point chart:repeated="30"/>
          </chart:series>
          <chart:series chart:style-name="ch9" chart:values-cell-range-address="Iteration.I5:Iteration.I34" chart:label-cell-address="Iteration.I4:Iteration.I4" chart:class="chart:line">
            <chart:data-point chart:repeated="30"/>
          </chart:series>
          <chart:series chart:style-name="ch10" chart:values-cell-range-address="Iteration.J5:Iteration.J34" chart:label-cell-address="Iteration.J4:Iteration.J4" chart:class="chart:line">
            <chart:data-point chart:repeated="30"/>
          </chart:series>
          <chart:series chart:style-name="ch11" chart:values-cell-range-address="Iteration.L5:Iteration.L34" chart:label-cell-address="Iteration.L4:Iteration.L4" chart:class="chart:line">
            <chart:data-point chart:repeated="30"/>
          </chart:series>
          <chart:series chart:style-name="ch12" chart:values-cell-range-address="Iteration.M5:Iteration.M34" chart:label-cell-address="Iteration.M4:Iteration.M4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 * 3 + 2</text:p>
                <draw:g>
                  <svg:desc>Iteration.C4:Iteration.C4</svg:desc>
                </draw:g>
              </table:table-cell>
              <table:table-cell office:value-type="string">
                <text:p>-3 * 0.25 + 1</text:p>
                <draw:g>
                  <svg:desc>Iteration.F4:Iteration.F4</svg:desc>
                </draw:g>
              </table:table-cell>
              <table:table-cell office:value-type="string">
                <text:p>1.05 * 0.25 + 0.01</text:p>
                <draw:g>
                  <svg:desc>Iteration.G4:Iteration.G4</svg:desc>
                </draw:g>
              </table:table-cell>
              <table:table-cell office:value-type="string">
                <text:p>0.6 * 0.125 + 0.1</text:p>
                <draw:g>
                  <svg:desc>Iteration.H4:Iteration.H4</svg:desc>
                </draw:g>
              </table:table-cell>
              <table:table-cell office:value-type="string">
                <text:p>0.6 * 0.5 + 0.1</text:p>
                <draw:g>
                  <svg:desc>Iteration.I4:Iteration.I4</svg:desc>
                </draw:g>
              </table:table-cell>
              <table:table-cell office:value-type="string">
                <text:p>0.6 * 2 + 0.1</text:p>
                <draw:g>
                  <svg:desc>Iteration.J4:Iteration.J4</svg:desc>
                </draw:g>
              </table:table-cell>
              <table:table-cell office:value-type="string">
                <text:p>0.125 * 4 + 1</text:p>
                <draw:g>
                  <svg:desc>Iteration.L4:Iteration.L4</svg:desc>
                </draw:g>
              </table:table-cell>
              <table:table-cell office:value-type="string">
                <text:p>-0.5 * 1.5 + 1</text:p>
                <draw:g>
                  <svg:desc>Iteration.M4:Iteration.M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Iteration.A5:Iteration.A34</svg:desc>
                </draw:g>
              </table:table-cell>
              <table:table-cell office:value-type="float" office:value="2.66666666278616">
                <text:p>2.66666666278616</text:p>
                <draw:g>
                  <svg:desc>Iteration.C5:Iteration.C34</svg:desc>
                </draw:g>
              </table:table-cell>
              <table:table-cell office:value-type="float" office:value="0.25">
                <text:p>0.25</text:p>
                <draw:g>
                  <svg:desc>Iteration.F5:Iteration.F34</svg:desc>
                </draw:g>
              </table:table-cell>
              <table:table-cell office:value-type="float" office:value="0.2725">
                <text:p>0.2725</text:p>
                <draw:g>
                  <svg:desc>Iteration.G5:Iteration.G34</svg:desc>
                </draw:g>
              </table:table-cell>
              <table:table-cell office:value-type="float" office:value="0.175">
                <text:p>0.175</text:p>
                <draw:g>
                  <svg:desc>Iteration.H5:Iteration.H34</svg:desc>
                </draw:g>
              </table:table-cell>
              <table:table-cell office:value-type="float" office:value="0.4">
                <text:p>0.4</text:p>
                <draw:g>
                  <svg:desc>Iteration.I5:Iteration.I34</svg:desc>
                </draw:g>
              </table:table-cell>
              <table:table-cell office:value-type="float" office:value="1.3">
                <text:p>1.3</text:p>
                <draw:g>
                  <svg:desc>Iteration.J5:Iteration.J34</svg:desc>
                </draw:g>
              </table:table-cell>
              <table:table-cell office:value-type="float" office:value="1.5">
                <text:p>1.5</text:p>
                <draw:g>
                  <svg:desc>Iteration.L5:Iteration.L34</svg:desc>
                </draw:g>
              </table:table-cell>
              <table:table-cell office:value-type="float" office:value="0.25">
                <text:p>0.25</text:p>
                <draw:g>
                  <svg:desc>Iteration.M5:Iteration.M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4444443849433">
                <text:p>2.44444443849433</text:p>
              </table:table-cell>
              <table:table-cell office:value-type="float" office:value="0.25">
                <text:p>0.25</text:p>
              </table:table-cell>
              <table:table-cell office:value-type="float" office:value="0.296125">
                <text:p>0.296125</text:p>
              </table:table-cell>
              <table:table-cell office:value-type="float" office:value="0.205">
                <text:p>0.205</text:p>
              </table:table-cell>
              <table:table-cell office:value-type="float" office:value="0.34">
                <text:p>0.34</text:p>
              </table:table-cell>
              <table:table-cell office:value-type="float" office:value="0.88">
                <text:p>0.88</text:p>
              </table:table-cell>
              <table:table-cell office:value-type="float" office:value="1.1875">
                <text:p>1.18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29629628931138">
                <text:p>2.29629628931138</text:p>
              </table:table-cell>
              <table:table-cell office:value-type="float" office:value="0.25">
                <text:p>0.25</text:p>
              </table:table-cell>
              <table:table-cell office:value-type="float" office:value="0.32093125">
                <text:p>0.32093125</text:p>
              </table:table-cell>
              <table:table-cell office:value-type="float" office:value="0.223">
                <text:p>0.223</text:p>
              </table:table-cell>
              <table:table-cell office:value-type="float" office:value="0.304">
                <text:p>0.304</text:p>
              </table:table-cell>
              <table:table-cell office:value-type="float" office:value="0.628">
                <text:p>0.628</text:p>
              </table:table-cell>
              <table:table-cell office:value-type="float" office:value="1.1484375">
                <text:p>1.14843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1975308567527">
                <text:p>2.1975308567527</text:p>
              </table:table-cell>
              <table:table-cell office:value-type="float" office:value="0.25">
                <text:p>0.25</text:p>
              </table:table-cell>
              <table:table-cell office:value-type="float" office:value="0.3469778125">
                <text:p>0.3469778125</text:p>
              </table:table-cell>
              <table:table-cell office:value-type="float" office:value="0.2338">
                <text:p>0.2338</text:p>
              </table:table-cell>
              <table:table-cell office:value-type="float" office:value="0.2824">
                <text:p>0.2824</text:p>
              </table:table-cell>
              <table:table-cell office:value-type="float" office:value="0.4768">
                <text:p>0.4768</text:p>
              </table:table-cell>
              <table:table-cell office:value-type="float" office:value="1.1435546875">
                <text:p>1.143554687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13168723520022">
                <text:p>2.13168723520022</text:p>
              </table:table-cell>
              <table:table-cell office:value-type="float" office:value="0.25">
                <text:p>0.25</text:p>
              </table:table-cell>
              <table:table-cell office:value-type="float" office:value="0.374326703125">
                <text:p>0.374326703125</text:p>
              </table:table-cell>
              <table:table-cell office:value-type="float" office:value="0.24028">
                <text:p>0.24028</text:p>
              </table:table-cell>
              <table:table-cell office:value-type="float" office:value="0.26944">
                <text:p>0.26944</text:p>
              </table:table-cell>
              <table:table-cell office:value-type="float" office:value="0.38608">
                <text:p>0.38608</text:p>
              </table:table-cell>
              <table:table-cell office:value-type="float" office:value="1.1429443359375">
                <text:p>1.1429443359375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08779148760077">
                <text:p>2.08779148760077</text:p>
              </table:table-cell>
              <table:table-cell office:value-type="float" office:value="0.25">
                <text:p>0.25</text:p>
              </table:table-cell>
              <table:table-cell office:value-type="float" office:value="0.40304303828125">
                <text:p>0.40304303828125</text:p>
              </table:table-cell>
              <table:table-cell office:value-type="float" office:value="0.244168">
                <text:p>0.244168</text:p>
              </table:table-cell>
              <table:table-cell office:value-type="float" office:value="0.261664">
                <text:p>0.261664</text:p>
              </table:table-cell>
              <table:table-cell office:value-type="float" office:value="0.331648">
                <text:p>0.331648</text:p>
              </table:table-cell>
              <table:table-cell office:value-type="float" office:value="1.14286804199219">
                <text:p>1.14286804199219</text:p>
              </table:table-cell>
              <table:table-cell office:value-type="float" office:value="0.6796875">
                <text:p>0.67968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05852765593593">
                <text:p>2.05852765593593</text:p>
              </table:table-cell>
              <table:table-cell office:value-type="float" office:value="0.25">
                <text:p>0.25</text:p>
              </table:table-cell>
              <table:table-cell office:value-type="float" office:value="0.433195190195313">
                <text:p>0.433195190195313</text:p>
              </table:table-cell>
              <table:table-cell office:value-type="float" office:value="0.2465008">
                <text:p>0.2465008</text:p>
              </table:table-cell>
              <table:table-cell office:value-type="float" office:value="0.2569984">
                <text:p>0.2569984</text:p>
              </table:table-cell>
              <table:table-cell office:value-type="float" office:value="0.2989888">
                <text:p>0.2989888</text:p>
              </table:table-cell>
              <table:table-cell office:value-type="float" office:value="1.14285850524902">
                <text:p>1.14285850524902</text:p>
              </table:table-cell>
              <table:table-cell office:value-type="float" office:value="0.66015625">
                <text:p>0.660156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901843487147">
                <text:p>2.03901843487147</text:p>
              </table:table-cell>
              <table:table-cell office:value-type="float" office:value="0.25">
                <text:p>0.25</text:p>
              </table:table-cell>
              <table:table-cell office:value-type="float" office:value="0.464854949705078">
                <text:p>0.464854949705078</text:p>
              </table:table-cell>
              <table:table-cell office:value-type="float" office:value="0.24790048">
                <text:p>0.24790048</text:p>
              </table:table-cell>
              <table:table-cell office:value-type="float" office:value="0.25419904">
                <text:p>0.25419904</text:p>
              </table:table-cell>
              <table:table-cell office:value-type="float" office:value="0.27939328">
                <text:p>0.27939328</text:p>
              </table:table-cell>
              <table:table-cell office:value-type="float" office:value="1.14285731315613">
                <text:p>1.14285731315613</text:p>
              </table:table-cell>
              <table:table-cell office:value-type="float" office:value="0.669921875">
                <text:p>0.6699218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02601228752544">
                <text:p>2.02601228752544</text:p>
              </table:table-cell>
              <table:table-cell office:value-type="float" office:value="0.25">
                <text:p>0.25</text:p>
              </table:table-cell>
              <table:table-cell office:value-type="float" office:value="0.498097697190332">
                <text:p>0.498097697190332</text:p>
              </table:table-cell>
              <table:table-cell office:value-type="float" office:value="0.248740288">
                <text:p>0.248740288</text:p>
              </table:table-cell>
              <table:table-cell office:value-type="float" office:value="0.252519424">
                <text:p>0.252519424</text:p>
              </table:table-cell>
              <table:table-cell office:value-type="float" office:value="0.267635968">
                <text:p>0.267635968</text:p>
              </table:table-cell>
              <table:table-cell office:value-type="float" office:value="1.14285716414452">
                <text:p>1.14285716414452</text:p>
              </table:table-cell>
              <table:table-cell office:value-type="float" office:value="0.6650390625">
                <text:p>0.66503906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1734152264828">
                <text:p>2.01734152264828</text:p>
              </table:table-cell>
              <table:table-cell office:value-type="float" office:value="0.25">
                <text:p>0.25</text:p>
              </table:table-cell>
              <table:table-cell office:value-type="float" office:value="0.533002582049849">
                <text:p>0.533002582049849</text:p>
              </table:table-cell>
              <table:table-cell office:value-type="float" office:value="0.2492441728">
                <text:p>0.2492441728</text:p>
              </table:table-cell>
              <table:table-cell office:value-type="float" office:value="0.2515116544">
                <text:p>0.2515116544</text:p>
              </table:table-cell>
              <table:table-cell office:value-type="float" office:value="0.2605815808">
                <text:p>0.2605815808</text:p>
              </table:table-cell>
              <table:table-cell office:value-type="float" office:value="1.14285714551806">
                <text:p>1.14285714551806</text:p>
              </table:table-cell>
              <table:table-cell office:value-type="float" office:value="0.66748046875">
                <text:p>0.667480468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01156101274363">
                <text:p>2.01156101274363</text:p>
              </table:table-cell>
              <table:table-cell office:value-type="float" office:value="0.25">
                <text:p>0.25</text:p>
              </table:table-cell>
              <table:table-cell office:value-type="float" office:value="0.569652711152341">
                <text:p>0.569652711152341</text:p>
              </table:table-cell>
              <table:table-cell office:value-type="float" office:value="0.24954650368">
                <text:p>0.24954650368</text:p>
              </table:table-cell>
              <table:table-cell office:value-type="float" office:value="0.25090699264">
                <text:p>0.25090699264</text:p>
              </table:table-cell>
              <table:table-cell office:value-type="float" office:value="0.25634894848">
                <text:p>0.25634894848</text:p>
              </table:table-cell>
              <table:table-cell office:value-type="float" office:value="1.14285714318976">
                <text:p>1.14285714318976</text:p>
              </table:table-cell>
              <table:table-cell office:value-type="float" office:value="0.666259765625">
                <text:p>0.6662597656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00770733948283">
                <text:p>2.00770733948283</text:p>
              </table:table-cell>
              <table:table-cell office:value-type="float" office:value="0.25">
                <text:p>0.25</text:p>
              </table:table-cell>
              <table:table-cell office:value-type="float" office:value="0.608135346709959">
                <text:p>0.608135346709959</text:p>
              </table:table-cell>
              <table:table-cell office:value-type="float" office:value="0.249727902208">
                <text:p>0.249727902208</text:p>
              </table:table-cell>
              <table:table-cell office:value-type="float" office:value="0.250544195584">
                <text:p>0.250544195584</text:p>
              </table:table-cell>
              <table:table-cell office:value-type="float" office:value="0.253809369088">
                <text:p>0.253809369088</text:p>
              </table:table-cell>
              <table:table-cell office:value-type="float" office:value="1.14285714289872">
                <text:p>1.14285714289872</text:p>
              </table:table-cell>
              <table:table-cell office:value-type="float" office:value="0.6668701171875">
                <text:p>0.66687011718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00513822398162">
                <text:p>2.00513822398162</text:p>
              </table:table-cell>
              <table:table-cell office:value-type="float" office:value="0.25">
                <text:p>0.25</text:p>
              </table:table-cell>
              <table:table-cell office:value-type="float" office:value="0.648542114045456">
                <text:p>0.648542114045456</text:p>
              </table:table-cell>
              <table:table-cell office:value-type="float" office:value="0.2498367413248">
                <text:p>0.2498367413248</text:p>
              </table:table-cell>
              <table:table-cell office:value-type="float" office:value="0.2503265173504">
                <text:p>0.2503265173504</text:p>
              </table:table-cell>
              <table:table-cell office:value-type="float" office:value="0.2522856214528">
                <text:p>0.2522856214528</text:p>
              </table:table-cell>
              <table:table-cell office:value-type="float" office:value="1.14285714286234">
                <text:p>1.14285714286234</text:p>
              </table:table-cell>
              <table:table-cell office:value-type="float" office:value="0.66656494140625">
                <text:p>0.666564941406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00342548031813">
                <text:p>2.00342548031813</text:p>
              </table:table-cell>
              <table:table-cell office:value-type="float" office:value="0.25">
                <text:p>0.25</text:p>
              </table:table-cell>
              <table:table-cell office:value-type="float" office:value="0.690969219747729">
                <text:p>0.690969219747729</text:p>
              </table:table-cell>
              <table:table-cell office:value-type="float" office:value="0.24990204479488">
                <text:p>0.24990204479488</text:p>
              </table:table-cell>
              <table:table-cell office:value-type="float" office:value="0.25019591041024">
                <text:p>0.25019591041024</text:p>
              </table:table-cell>
              <table:table-cell office:value-type="float" office:value="0.25137137287168">
                <text:p>0.25137137287168</text:p>
              </table:table-cell>
              <table:table-cell office:value-type="float" office:value="1.14285714285779">
                <text:p>1.14285714285779</text:p>
              </table:table-cell>
              <table:table-cell office:value-type="float" office:value="0.666717529296875">
                <text:p>0.6667175292968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0022836512118">
                <text:p>2.0022836512118</text:p>
              </table:table-cell>
              <table:table-cell office:value-type="float" office:value="0.25">
                <text:p>0.25</text:p>
              </table:table-cell>
              <table:table-cell office:value-type="float" office:value="0.735517680735116">
                <text:p>0.735517680735116</text:p>
              </table:table-cell>
              <table:table-cell office:value-type="float" office:value="0.249941226876928">
                <text:p>0.249941226876928</text:p>
              </table:table-cell>
              <table:table-cell office:value-type="float" office:value="0.250117546246144">
                <text:p>0.250117546246144</text:p>
              </table:table-cell>
              <table:table-cell office:value-type="float" office:value="0.250822823723008">
                <text:p>0.250822823723008</text:p>
              </table:table-cell>
              <table:table-cell office:value-type="float" office:value="1.14285714285722">
                <text:p>1.14285714285722</text:p>
              </table:table-cell>
              <table:table-cell office:value-type="float" office:value="0.666641235351563">
                <text:p>0.6666412353515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00152243180935">
                <text:p>2.00152243180935</text:p>
              </table:table-cell>
              <table:table-cell office:value-type="float" office:value="0.25">
                <text:p>0.25</text:p>
              </table:table-cell>
              <table:table-cell office:value-type="float" office:value="0.782293564771872">
                <text:p>0.782293564771872</text:p>
              </table:table-cell>
              <table:table-cell office:value-type="float" office:value="0.249964736126157">
                <text:p>0.249964736126157</text:p>
              </table:table-cell>
              <table:table-cell office:value-type="float" office:value="0.250070527747686">
                <text:p>0.250070527747686</text:p>
              </table:table-cell>
              <table:table-cell office:value-type="float" office:value="0.250493694233805">
                <text:p>0.250493694233805</text:p>
              </table:table-cell>
              <table:table-cell office:value-type="float" office:value="1.14285714285715">
                <text:p>1.14285714285715</text:p>
              </table:table-cell>
              <table:table-cell office:value-type="float" office:value="0.666679382324219">
                <text:p>0.6666793823242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0010149522089">
                <text:p>2.0010149522089</text:p>
              </table:table-cell>
              <table:table-cell office:value-type="float" office:value="0.25">
                <text:p>0.25</text:p>
              </table:table-cell>
              <table:table-cell office:value-type="float" office:value="0.831408243010465">
                <text:p>0.831408243010465</text:p>
              </table:table-cell>
              <table:table-cell office:value-type="float" office:value="0.249978841675694">
                <text:p>0.249978841675694</text:p>
              </table:table-cell>
              <table:table-cell office:value-type="float" office:value="0.250042316648612">
                <text:p>0.250042316648612</text:p>
              </table:table-cell>
              <table:table-cell office:value-type="float" office:value="0.250296216540283">
                <text:p>0.25029621654028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0308837891">
                <text:p>0.66666030883789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00067663247605">
                <text:p>2.00067663247605</text:p>
              </table:table-cell>
              <table:table-cell office:value-type="float" office:value="0.25">
                <text:p>0.25</text:p>
              </table:table-cell>
              <table:table-cell office:value-type="float" office:value="0.882978655160989">
                <text:p>0.882978655160989</text:p>
              </table:table-cell>
              <table:table-cell office:value-type="float" office:value="0.249987305005417">
                <text:p>0.249987305005417</text:p>
              </table:table-cell>
              <table:table-cell office:value-type="float" office:value="0.250025389989167">
                <text:p>0.250025389989167</text:p>
              </table:table-cell>
              <table:table-cell office:value-type="float" office:value="0.25017772992417">
                <text:p>0.2501777299241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9845581055">
                <text:p>0.6666698455810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00045108598801">
                <text:p>2.00045108598801</text:p>
              </table:table-cell>
              <table:table-cell office:value-type="float" office:value="0.25">
                <text:p>0.25</text:p>
              </table:table-cell>
              <table:table-cell office:value-type="float" office:value="0.937127587919038">
                <text:p>0.937127587919038</text:p>
              </table:table-cell>
              <table:table-cell office:value-type="float" office:value="0.24999238300325">
                <text:p>0.24999238300325</text:p>
              </table:table-cell>
              <table:table-cell office:value-type="float" office:value="0.2500152339935">
                <text:p>0.2500152339935</text:p>
              </table:table-cell>
              <table:table-cell office:value-type="float" office:value="0.250106637954502">
                <text:p>0.250106637954502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5077209473">
                <text:p>0.6666650772094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000300721663">
                <text:p>2.000300721663</text:p>
              </table:table-cell>
              <table:table-cell office:value-type="float" office:value="0.25">
                <text:p>0.25</text:p>
              </table:table-cell>
              <table:table-cell office:value-type="float" office:value="0.99398396731499">
                <text:p>0.99398396731499</text:p>
              </table:table-cell>
              <table:table-cell office:value-type="float" office:value="0.24999542980195">
                <text:p>0.24999542980195</text:p>
              </table:table-cell>
              <table:table-cell office:value-type="float" office:value="0.2500091403961">
                <text:p>0.2500091403961</text:p>
              </table:table-cell>
              <table:table-cell office:value-type="float" office:value="0.250063982772701">
                <text:p>0.250063982772701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7461395264">
                <text:p>0.66666746139526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00020047877989">
                <text:p>2.00020047877989</text:p>
              </table:table-cell>
              <table:table-cell office:value-type="float" office:value="0.25">
                <text:p>0.25</text:p>
              </table:table-cell>
              <table:table-cell office:value-type="float" office:value="1.05368316568074">
                <text:p>1.05368316568074</text:p>
              </table:table-cell>
              <table:table-cell office:value-type="float" office:value="0.24999725788117">
                <text:p>0.24999725788117</text:p>
              </table:table-cell>
              <table:table-cell office:value-type="float" office:value="0.25000548423766">
                <text:p>0.25000548423766</text:p>
              </table:table-cell>
              <table:table-cell office:value-type="float" office:value="0.250038389663621">
                <text:p>0.250038389663621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269302368">
                <text:p>0.6666662693023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00013365019131">
                <text:p>2.00013365019131</text:p>
              </table:table-cell>
              <table:table-cell office:value-type="float" office:value="0.25">
                <text:p>0.25</text:p>
              </table:table-cell>
              <table:table-cell office:value-type="float" office:value="1.11636732396478">
                <text:p>1.11636732396478</text:p>
              </table:table-cell>
              <table:table-cell office:value-type="float" office:value="0.249998354728702">
                <text:p>0.249998354728702</text:p>
              </table:table-cell>
              <table:table-cell office:value-type="float" office:value="0.250003290542596">
                <text:p>0.250003290542596</text:p>
              </table:table-cell>
              <table:table-cell office:value-type="float" office:value="0.250023033798172">
                <text:p>0.250023033798172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865348816">
                <text:p>0.6666668653488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00008909779903">
                <text:p>2.00008909779903</text:p>
              </table:table-cell>
              <table:table-cell office:value-type="float" office:value="0.25">
                <text:p>0.25</text:p>
              </table:table-cell>
              <table:table-cell office:value-type="float" office:value="1.18218569016302">
                <text:p>1.18218569016302</text:p>
              </table:table-cell>
              <table:table-cell office:value-type="float" office:value="0.249999012837221">
                <text:p>0.249999012837221</text:p>
              </table:table-cell>
              <table:table-cell office:value-type="float" office:value="0.250001974325558">
                <text:p>0.250001974325558</text:p>
              </table:table-cell>
              <table:table-cell office:value-type="float" office:value="0.250013820278903">
                <text:p>0.25001382027890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567325592">
                <text:p>0.6666665673255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00005939620424">
                <text:p>2.00005939620424</text:p>
              </table:table-cell>
              <table:table-cell office:value-type="float" office:value="0.25">
                <text:p>0.25</text:p>
              </table:table-cell>
              <table:table-cell office:value-type="float" office:value="1.25129497467117">
                <text:p>1.25129497467117</text:p>
              </table:table-cell>
              <table:table-cell office:value-type="float" office:value="0.249999407702333">
                <text:p>0.249999407702333</text:p>
              </table:table-cell>
              <table:table-cell office:value-type="float" office:value="0.250001184595335">
                <text:p>0.250001184595335</text:p>
              </table:table-cell>
              <table:table-cell office:value-type="float" office:value="0.250008292167342">
                <text:p>0.250008292167342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716337204">
                <text:p>0.66666671633720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00003959514109">
                <text:p>2.00003959514109</text:p>
              </table:table-cell>
              <table:table-cell office:value-type="float" office:value="0.25">
                <text:p>0.25</text:p>
              </table:table-cell>
              <table:table-cell office:value-type="float" office:value="1.32385972340472">
                <text:p>1.32385972340472</text:p>
              </table:table-cell>
              <table:table-cell office:value-type="float" office:value="0.2499996446214">
                <text:p>0.2499996446214</text:p>
              </table:table-cell>
              <table:table-cell office:value-type="float" office:value="0.250000710757201">
                <text:p>0.250000710757201</text:p>
              </table:table-cell>
              <table:table-cell office:value-type="float" office:value="0.250004975300405">
                <text:p>0.250004975300405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641831398">
                <text:p>0.66666664183139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00002639443236">
                <text:p>2.00002639443236</text:p>
              </table:table-cell>
              <table:table-cell office:value-type="float" office:value="0.25">
                <text:p>0.25</text:p>
              </table:table-cell>
              <table:table-cell office:value-type="float" office:value="1.40005270957496">
                <text:p>1.40005270957496</text:p>
              </table:table-cell>
              <table:table-cell office:value-type="float" office:value="0.24999978677284">
                <text:p>0.24999978677284</text:p>
              </table:table-cell>
              <table:table-cell office:value-type="float" office:value="0.250000426454321">
                <text:p>0.250000426454321</text:p>
              </table:table-cell>
              <table:table-cell office:value-type="float" office:value="0.250002985180243">
                <text:p>0.25000298518024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679084301">
                <text:p>0.66666667908430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00001759395989">
                <text:p>2.00001759395989</text:p>
              </table:table-cell>
              <table:table-cell office:value-type="float" office:value="0.25">
                <text:p>0.25</text:p>
              </table:table-cell>
              <table:table-cell office:value-type="float" office:value="1.48005534505371">
                <text:p>1.48005534505371</text:p>
              </table:table-cell>
              <table:table-cell office:value-type="float" office:value="0.249999872063704">
                <text:p>0.249999872063704</text:p>
              </table:table-cell>
              <table:table-cell office:value-type="float" office:value="0.250000255872592">
                <text:p>0.250000255872592</text:p>
              </table:table-cell>
              <table:table-cell office:value-type="float" office:value="0.250001791108146">
                <text:p>0.250001791108146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66045785">
                <text:p>0.6666666604578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00001172697826">
                <text:p>2.00001172697826</text:p>
              </table:table-cell>
              <table:table-cell office:value-type="float" office:value="0.25">
                <text:p>0.25</text:p>
              </table:table-cell>
              <table:table-cell office:value-type="float" office:value="1.56405811230639">
                <text:p>1.56405811230639</text:p>
              </table:table-cell>
              <table:table-cell office:value-type="float" office:value="0.249999923238222">
                <text:p>0.249999923238222</text:p>
              </table:table-cell>
              <table:table-cell office:value-type="float" office:value="0.250000153523555">
                <text:p>0.250000153523555</text:p>
              </table:table-cell>
              <table:table-cell office:value-type="float" office:value="0.250001074664888">
                <text:p>0.250001074664888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669771075">
                <text:p>0.6666666697710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00000781565718">
                <text:p>2.00000781565718</text:p>
              </table:table-cell>
              <table:table-cell office:value-type="float" office:value="0.25">
                <text:p>0.25</text:p>
              </table:table-cell>
              <table:table-cell office:value-type="float" office:value="1.65226101792171">
                <text:p>1.65226101792171</text:p>
              </table:table-cell>
              <table:table-cell office:value-type="float" office:value="0.249999953942933">
                <text:p>0.249999953942933</text:p>
              </table:table-cell>
              <table:table-cell office:value-type="float" office:value="0.250000092114133">
                <text:p>0.250000092114133</text:p>
              </table:table-cell>
              <table:table-cell office:value-type="float" office:value="0.250000644798933">
                <text:p>0.25000064479893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665114462">
                <text:p>0.6666666651144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0000052081098">
                <text:p>2.0000052081098</text:p>
              </table:table-cell>
              <table:table-cell office:value-type="float" office:value="0.25">
                <text:p>0.25</text:p>
              </table:table-cell>
              <table:table-cell office:value-type="float" office:value="1.7448740688178">
                <text:p>1.7448740688178</text:p>
              </table:table-cell>
              <table:table-cell office:value-type="float" office:value="0.24999997236576">
                <text:p>0.24999997236576</text:p>
              </table:table-cell>
              <table:table-cell office:value-type="float" office:value="0.25000005526848">
                <text:p>0.25000005526848</text:p>
              </table:table-cell>
              <table:table-cell office:value-type="float" office:value="0.25000038687936">
                <text:p>0.25000038687936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666666667442769">
                <text:p>0.666666667442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